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" svg:font-family="Gentium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3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1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entium" fo:font-size="11pt" style:font-size-asian="11pt" style:font-size-complex="11pt"/>
    </style:style>
    <style:style style:name="ce13" style:family="table-cell" style:parent-style-name="Default">
      <style:table-cell-properties fo:border-bottom="none" fo:background-color="#e69f00" style:text-align-source="fix" style:repeat-content="false" fo:border-left="1.5pt solid #000000" fo:border-right="1.5pt solid #000000" fo:border-top="1.5pt solid #000000" style:vertical-align="middle"/>
      <style:paragraph-properties fo:text-align="center" fo:margin-left="0mm"/>
      <style:text-properties fo:color="#ffffff" style:font-name="Gentium" fo:font-size="11pt" style:font-size-asian="11pt" style:font-size-complex="11pt"/>
    </style:style>
    <style:style style:name="ce14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 style:vertical-align="middle"/>
      <style:paragraph-properties fo:text-align="center"/>
      <style:text-properties style:font-name="Gentium" fo:font-size="11pt" style:font-size-asian="11pt" style:font-size-complex="11pt"/>
    </style:style>
    <style:style style:name="ce15" style:family="table-cell" style:parent-style-name="Default" style:data-style-name="N37">
      <style:table-cell-properties fo:border-bottom="none" fo:background-color="#ffffff" fo:border-left="1.5pt solid #000000" fo:border-right="none" fo:border-top="none"/>
      <style:text-properties style:font-name="Gentium" fo:font-size="11pt" style:font-size-asian="11pt" style:font-size-complex="11pt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mm"/>
      <style:text-properties style:font-name="Gentium" fo:font-size="11pt" style:font-size-asian="11pt" style:font-size-complex="11pt"/>
    </style:style>
    <style:style style:name="ce18" style:family="table-cell" style:parent-style-name="Default">
      <style:table-cell-properties fo:border-bottom="1.5pt solid #000000" fo:background-color="#009e73" style:text-align-source="fix" style:repeat-content="false" fo:border-left="1.5pt solid #000000" fo:border-right="none" fo:border-top="1.5pt solid #000000"/>
      <style:paragraph-properties fo:text-align="center" fo:margin-left="0mm"/>
      <style:text-properties fo:color="#ffffff" style:font-name="Gentium" fo:font-size="11pt" style:font-size-asian="11pt" style:font-size-complex="11pt"/>
    </style:style>
    <style:style style:name="ce8" style:family="table-cell" style:parent-style-name="Default" style:data-style-name="N36">
      <style:table-cell-properties fo:border-bottom="0.51pt fine-dashed #000000" style:text-align-source="fix" style:repeat-content="false" fo:border-left="1.5pt solid #000000" fo:border-right="0.06pt solid #000000" fo:border-top="none"/>
      <style:paragraph-properties fo:text-align="center" fo:margin-left="0mm"/>
      <style:text-properties style:font-name="Gentium" fo:font-size="11pt" fo:font-weight="bold" style:font-size-asian="11pt" style:font-weight-asian="bold" style:font-size-complex="11pt" style:font-weight-complex="bold"/>
      <style:map style:condition="is-true-formula(WEEKDAY([.$B8];2)&gt;5)" style:apply-style-name="Accent_20_3" style:base-cell-address="Tabelle1.A8"/>
    </style:style>
    <style:style style:name="ce20" style:family="table-cell" style:parent-style-name="Default" style:data-style-name="N108">
      <style:table-cell-properties fo:border-bottom="0.51pt fine-dashed #000000" style:text-align-source="fix" style:repeat-content="false" fo:border-left="1.5pt solid #000000" fo:border-right="none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9];2)&gt;5)" style:apply-style-name="Accent_20_3" style:base-cell-address="Tabelle1.A9"/>
    </style:style>
    <style:style style:name="ce21" style:family="table-cell" style:parent-style-name="Default" style:data-style-name="N108">
      <style:table-cell-properties fo:border-bottom="0.51pt fine-dashed #000000" style:text-align-source="fix" style:repeat-content="false" fo:border-left="1.5pt solid #000000" fo:border-right="none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9];2)&gt;5)" style:apply-style-name="Accent_20_3" style:base-cell-address="Tabelle1.A9"/>
    </style:style>
    <style:style style:name="ce23" style:family="table-cell" style:parent-style-name="Default" style:data-style-name="N108">
      <style:table-cell-properties fo:border-bottom="none" style:text-align-source="fix" style:repeat-content="false" fo:border-left="1.5pt solid #000000" fo:border-right="none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9];2)&gt;5)" style:apply-style-name="Accent_20_3" style:base-cell-address="Tabelle1.A9"/>
    </style:style>
    <style:style style:name="ce24" style:family="table-cell" style:parent-style-name="Default" style:data-style-name="N108">
      <style:table-cell-properties fo:border-bottom="none" style:text-align-source="fix" style:repeat-content="false" fo:border-left="none" fo:border-right="none" fo:border-top="1.5pt solid #000000"/>
      <style:paragraph-properties fo:text-align="center" fo:margin-left="0mm"/>
      <style:text-properties style:font-name="Gentium" fo:font-size="11pt" style:font-size-asian="11pt" style:font-size-complex="11pt"/>
    </style:style>
    <style:style style:name="ce25" style:family="table-cell" style:parent-style-name="Default" style:data-style-name="N108">
      <style:table-cell-properties fo:border-bottom="1.5pt solid #000000" fo:background-color="#56b4e9" style:text-align-source="fix" style:repeat-content="false" fo:border-left="1.5pt solid #000000" fo:border-right="none" fo:border-top="1.5pt solid #000000" style:vertical-align="middle"/>
      <style:paragraph-properties fo:text-align="center" fo:margin-left="0mm"/>
      <style:text-properties fo:color="#ffffff" style:font-name="Gentium" fo:font-size="11pt" style:font-size-asian="11pt" style:font-size-complex="11pt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style:font-name="Gentium" fo:font-size="11pt" style:font-size-asian="11pt" style:font-size-complex="11pt"/>
    </style:style>
    <style:style style:name="ce27" style:family="table-cell" style:parent-style-name="Default">
      <style:text-properties style:font-name="Gentium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Gentium" fo:font-size="11pt" style:font-size-asian="11pt" style:font-size-complex="11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mm"/>
      <style:text-properties style:font-name="Gentium" fo:font-size="11pt" style:font-size-asian="11pt" style:font-size-complex="11pt"/>
    </style:style>
    <style:style style:name="ce30" style:family="table-cell" style:parent-style-name="Default">
      <style:table-cell-properties fo:background-color="#ffffff"/>
      <style:text-properties style:font-name="Gentium" fo:font-size="11pt" style:font-size-asian="11pt" style:font-size-complex="11pt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Gentium" fo:font-size="11pt" style:font-size-asian="11pt" style:font-size-complex="11pt"/>
    </style:style>
    <style:style style:name="ce32" style:family="table-cell" style:parent-style-name="Default">
      <style:table-cell-properties fo:border-bottom="1.5pt solid #000000" fo:background-color="#009e73" style:text-align-source="fix" style:repeat-content="false" fo:border-left="none" fo:border-right="none" fo:border-top="1.5pt solid #000000"/>
      <style:paragraph-properties fo:text-align="center" fo:margin-left="0mm"/>
      <style:text-properties fo:color="#ffffff" style:font-name="Gentium" fo:font-size="11pt" style:font-size-asian="11pt" style:font-size-complex="11pt"/>
    </style:style>
    <style:style style:name="ce51" style:family="table-cell" style:parent-style-name="Default" style:data-style-name="N107">
      <style:table-cell-properties fo:border-bottom="0.51pt fine-dashe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8];2)&gt;5)" style:apply-style-name="Accent_20_3" style:base-cell-address="Tabelle1.B8"/>
    </style:style>
    <style:style style:name="ce34" style:family="table-cell" style:parent-style-name="Default" style:data-style-name="N107">
      <style:table-cell-properties fo:border-bottom="0.51pt fine-dashed #000000" style:text-align-source="fix" style:repeat-content="false" fo:border-left="0.06pt solid #000000" fo:border-right="none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9];2)&gt;5)" style:apply-style-name="Accent_20_3" style:base-cell-address="Tabelle1.A9"/>
    </style:style>
    <style:style style:name="ce35" style:family="table-cell" style:parent-style-name="Default" style:data-style-name="N107">
      <style:table-cell-properties fo:border-bottom="none" style:text-align-source="fix" style:repeat-content="false" fo:border-left="0.06pt solid #000000" fo:border-right="none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9];2)&gt;5)" style:apply-style-name="Accent_20_3" style:base-cell-address="Tabelle1.A9"/>
    </style:style>
    <style:style style:name="ce36" style:family="table-cell" style:parent-style-name="Default" style:data-style-name="N107">
      <style:table-cell-properties fo:border-bottom="none" style:text-align-source="fix" style:repeat-content="false" fo:border-left="none" fo:border-right="none" fo:border-top="1.5pt solid #000000"/>
      <style:paragraph-properties fo:text-align="center" fo:margin-left="0mm"/>
      <style:text-properties style:font-name="Gentium" fo:font-size="11pt" style:font-size-asian="11pt" style:font-size-complex="11pt"/>
    </style:style>
    <style:style style:name="ce37" style:family="table-cell" style:parent-style-name="Default" style:data-style-name="N107">
      <style:table-cell-properties fo:border-bottom="1.5pt solid #000000" style:text-align-source="fix" style:repeat-content="false" fo:border-left="none" fo:border-right="none" fo:border-top="1.5pt solid #000000"/>
      <style:paragraph-properties fo:text-align="center" fo:margin-left="0mm"/>
      <style:text-properties fo:color="#ffffff" style:font-name="Gentium" fo:font-size="11pt" style:font-size-asian="11pt" style:font-size-complex="11pt"/>
    </style:style>
    <style:style style:name="ce38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style:font-name="Gentium" fo:font-size="11pt" style:font-size-asian="11pt" style:font-size-complex="11pt"/>
    </style:style>
    <style:style style:name="ce39" style:family="table-cell" style:parent-style-name="Default" style:data-style-name="N0">
      <style:table-cell-properties fo:background-color="#ffffff"/>
      <style:text-properties style:font-name="Gentium" fo:font-size="11pt" style:font-size-asian="11pt" style:font-size-complex="11pt"/>
    </style:style>
    <style:style style:name="ce40" style:family="table-cell" style:parent-style-name="Default">
      <style:table-cell-properties fo:background-color="#009e73" style:text-align-source="fix" style:repeat-content="false" fo:border="1.5pt solid #000000" style:vertical-align="middle"/>
      <style:paragraph-properties fo:text-align="center" fo:margin-left="0mm"/>
      <style:text-properties fo:color="#ffffff" style:font-name="Gentium" fo:font-size="11pt" style:font-size-asian="11pt" style:font-size-complex="11pt"/>
    </style:style>
    <style:style style:name="ce60" style:family="table-cell" style:parent-style-name="Default" style:data-style-name="N40">
      <style:table-cell-properties fo:border-bottom="0.51pt fine-dashe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8];2)&gt;5)" style:apply-style-name="Accent_20_3" style:base-cell-address="Tabelle1.B8"/>
    </style:style>
    <style:style style:name="ce42" style:family="table-cell" style:parent-style-name="Default" style:data-style-name="N40">
      <style:table-cell-properties fo:border-bottom="0.51pt fine-dashed #000000" style:text-align-source="fix" style:repeat-content="false" fo:border-left="0.06pt solid #000000" fo:border-right="none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9];2)&gt;5)" style:apply-style-name="Accent_20_3" style:base-cell-address="Tabelle1.A9"/>
    </style:style>
    <style:style style:name="ce43" style:family="table-cell" style:parent-style-name="Default" style:data-style-name="N40">
      <style:table-cell-properties fo:border-bottom="0.51pt fine-dashed #000000" style:text-align-source="fix" style:repeat-content="false" fo:border-left="0.06pt solid #000000" fo:border-right="none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10];2)&gt;5)" style:apply-style-name="Accent_20_3" style:base-cell-address="Tabelle1.C10"/>
    </style:style>
    <style:style style:name="ce46" style:family="table-cell" style:parent-style-name="Default" style:data-style-name="N40">
      <style:table-cell-properties fo:border-bottom="0.51pt fine-dashed #000000" style:text-align-source="fix" style:repeat-content="false" fo:border-left="0.06pt solid #000000" fo:border-right="none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13];2)&gt;5)" style:apply-style-name="Accent_20_3" style:base-cell-address="Tabelle1.C13"/>
    </style:style>
    <style:style style:name="ce47" style:family="table-cell" style:parent-style-name="Default">
      <style:table-cell-properties fo:border-bottom="none" fo:border-left="0.06pt solid #000000" fo:border-right="none" fo:border-top="0.51pt fine-dashed #000000"/>
      <style:text-properties style:font-name="Gentium" fo:font-size="11pt" style:font-size-asian="11pt" style:font-size-complex="11pt"/>
      <style:map style:condition="is-true-formula(WEEKDAY([.$B9];2)&gt;5)" style:apply-style-name="Accent_20_3" style:base-cell-address="Tabelle1.A9"/>
    </style:style>
    <style:style style:name="ce57" style:family="table-cell" style:parent-style-name="Default">
      <style:table-cell-properties fo:border-bottom="none" fo:border-left="none" fo:border-right="none" fo:border-top="1.5pt solid #000000"/>
      <style:text-properties style:font-name="Gentium" fo:font-size="11pt" style:font-size-asian="11pt" style:font-size-complex="11pt"/>
    </style:style>
    <style:style style:name="ce77" style:family="table-cell" style:parent-style-name="Default">
      <style:table-cell-properties fo:border-bottom="1.5pt solid #000000" style:text-align-source="fix" style:repeat-content="false" fo:border-left="none" fo:border-right="none" fo:border-top="1.5pt solid #000000" style:vertical-align="middle"/>
      <style:paragraph-properties fo:text-align="center"/>
      <style:text-properties fo:color="#ffffff" style:font-name="Gentium" fo:font-size="11pt" style:font-size-asian="11pt" style:font-size-complex="11pt"/>
    </style:style>
    <style:style style:name="ce103" style:family="table-cell" style:parent-style-name="Default" style:data-style-name="N40">
      <style:table-cell-properties fo:border-bottom="0.51pt fine-dashed #000000" style:text-align-source="fix" style:repeat-content="false" fo:border-left="0.06pt solid #000000" fo:border-right="0.06pt solid #000000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9];2)&gt;5)" style:apply-style-name="Accent_20_3" style:base-cell-address="Tabelle1.A9"/>
    </style:style>
    <style:style style:name="ce104" style:family="table-cell" style:parent-style-name="Default" style:data-style-name="N40">
      <style:table-cell-properties fo:border-bottom="0.51pt fine-dashed #000000" style:text-align-source="fix" style:repeat-content="false" fo:border-left="0.06pt solid #000000" fo:border-right="0.06pt solid #000000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10];2)&gt;5)" style:apply-style-name="Accent_20_3" style:base-cell-address="Tabelle1.D10"/>
    </style:style>
    <style:style style:name="ce105" style:family="table-cell" style:parent-style-name="Default" style:data-style-name="N40">
      <style:table-cell-properties fo:border-bottom="0.51pt fine-dashed #000000" style:text-align-source="fix" style:repeat-content="false" fo:border-left="0.06pt solid #000000" fo:border-right="0.06pt solid #000000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13];2)&gt;5)" style:apply-style-name="Accent_20_3" style:base-cell-address="Tabelle1.D13"/>
    </style:style>
    <style:style style:name="ce106" style:family="table-cell" style:parent-style-name="Default" style:data-style-name="N40">
      <style:table-cell-properties fo:border-bottom="0.51pt fine-dashed #000000" style:text-align-source="fix" style:repeat-content="false" fo:border-left="0.06pt solid #000000" fo:border-right="0.06pt solid #000000" fo:border-top="0.51pt fine-dashed #000000"/>
      <style:paragraph-properties fo:text-align="center" fo:margin-left="0mm"/>
      <style:text-properties fo:color="#303030" style:text-outline="false" style:text-line-through-style="none" style:text-line-through-type="none" style:font-name="Gentium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1pt" style:language-asian="zh" style:country-asian="CN" style:font-style-asian="normal" style:font-weight-asian="normal" style:font-name-complex="Ubunt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WEEKDAY([.$B9];2)&gt;5)" style:apply-style-name="Accent_20_3" style:base-cell-address="Tabelle1.A9"/>
    </style:style>
    <style:style style:name="ce107" style:family="table-cell" style:parent-style-name="Default">
      <style:table-cell-properties fo:border-bottom="none" fo:border-left="0.06pt solid #000000" fo:border-right="0.06pt solid #000000" fo:border-top="0.51pt fine-dashed #000000"/>
      <style:text-properties style:font-name="Gentium" fo:font-size="11pt" style:font-size-asian="11pt" style:font-size-complex="11pt"/>
      <style:map style:condition="is-true-formula(WEEKDAY([.$B9];2)&gt;5)" style:apply-style-name="Accent_20_3" style:base-cell-address="Tabelle1.A9"/>
    </style:style>
    <style:style style:name="ce108" style:family="table-cell" style:parent-style-name="Default">
      <style:table-cell-properties fo:border-bottom="1.5pt solid #000000" fo:border-left="none" fo:border-right="none" fo:border-top="1.5pt solid #000000"/>
      <style:text-properties fo:color="#ffffff" style:font-name="Gentium" fo:font-size="11pt" style:font-size-asian="11pt" style:font-size-complex="11pt"/>
    </style:style>
    <style:style style:name="ce109" style:family="table-cell" style:parent-style-name="Default" style:data-style-name="N40">
      <style:table-cell-properties fo:border-bottom="0.51pt fine-dashed #000000" style:text-align-source="fix" style:repeat-content="false" fo:border-left="none" fo:border-right="none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9];2)&gt;5)" style:apply-style-name="Accent_20_3" style:base-cell-address="Tabelle1.A9"/>
    </style:style>
    <style:style style:name="ce110" style:family="table-cell" style:parent-style-name="Default" style:data-style-name="N40">
      <style:table-cell-properties fo:border-bottom="0.51pt fine-dashed #000000" style:text-align-source="fix" style:repeat-content="false" fo:border-left="none" fo:border-right="none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10];2)&gt;5)" style:apply-style-name="Accent_20_3" style:base-cell-address="Tabelle1.E10"/>
    </style:style>
    <style:style style:name="ce111" style:family="table-cell" style:parent-style-name="Default" style:data-style-name="N40">
      <style:table-cell-properties fo:border-bottom="0.51pt fine-dashed #000000" style:text-align-source="fix" style:repeat-content="false" fo:border-left="none" fo:border-right="none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13];2)&gt;5)" style:apply-style-name="Accent_20_3" style:base-cell-address="Tabelle1.E13"/>
    </style:style>
    <style:style style:name="ce112" style:family="table-cell" style:parent-style-name="Default">
      <style:table-cell-properties fo:border-bottom="none" fo:border-left="none" fo:border-right="none" fo:border-top="0.51pt fine-dashed #000000"/>
      <style:text-properties style:font-name="Gentium" fo:font-size="11pt" style:font-size-asian="11pt" style:font-size-complex="11pt"/>
      <style:map style:condition="is-true-formula(WEEKDAY([.$B9];2)&gt;5)" style:apply-style-name="Accent_20_3" style:base-cell-address="Tabelle1.A9"/>
    </style:style>
    <style:style style:name="ce113" style:family="table-cell" style:parent-style-name="Default" style:data-style-name="N40">
      <style:table-cell-properties fo:border-bottom="0.51pt fine-dashed #000000" style:text-align-source="fix" style:repeat-content="false" fo:border-left="0.06pt solid #000000" fo:border-right="0.06pt solid #000000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9];2)&gt;5)" style:apply-style-name="Accent_20_3" style:base-cell-address="Tabelle1.F9"/>
    </style:style>
    <style:style style:name="ce114" style:family="table-cell" style:parent-style-name="Default" style:data-style-name="N40">
      <style:table-cell-properties fo:border-bottom="0.51pt fine-dashed #000000" style:text-align-source="fix" style:repeat-content="false" fo:border-left="0.06pt solid #000000" fo:border-right="0.06pt solid #000000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10];2)&gt;5)" style:apply-style-name="Accent_20_3" style:base-cell-address="Tabelle1.F10"/>
    </style:style>
    <style:style style:name="ce115" style:family="table-cell" style:parent-style-name="Default" style:data-style-name="N40">
      <style:table-cell-properties fo:border-bottom="0.51pt fine-dashed #000000" style:text-align-source="fix" style:repeat-content="false" fo:border-left="0.06pt solid #000000" fo:border-right="0.06pt solid #000000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13];2)&gt;5)" style:apply-style-name="Accent_20_3" style:base-cell-address="Tabelle1.F13"/>
    </style:style>
    <style:style style:name="ce116" style:family="table-cell" style:parent-style-name="Default">
      <style:table-cell-properties fo:border-bottom="none" fo:border-left="0.06pt solid #000000" fo:border-right="0.06pt solid #000000" fo:border-top="0.51pt fine-dashed #000000"/>
      <style:text-properties style:font-name="Gentium" fo:font-size="11pt" style:font-size-asian="11pt" style:font-size-complex="11pt"/>
      <style:map style:condition="is-true-formula(WEEKDAY([.$B9];2)&gt;5)" style:apply-style-name="Accent_20_3" style:base-cell-address="Tabelle1.F9"/>
    </style:style>
    <style:style style:name="ce117" style:family="table-cell" style:parent-style-name="Default" style:data-style-name="N99">
      <style:table-cell-properties fo:background-color="#ffffff" style:text-align-source="fix" style:repeat-content="false"/>
      <style:paragraph-properties fo:text-align="center" fo:margin-left="0mm"/>
      <style:text-properties style:font-name="Gentium" fo:font-size="11pt" style:font-size-asian="11pt" style:font-size-complex="11pt"/>
    </style:style>
    <style:style style:name="ce83" style:family="table-cell" style:parent-style-name="Default" style:data-style-name="N40">
      <style:table-cell-properties fo:border-bottom="0.51pt fine-dashe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8];2)&gt;5)" style:apply-style-name="Accent_20_3" style:base-cell-address="Tabelle1.G8"/>
    </style:style>
    <style:style style:name="ce119" style:family="table-cell" style:parent-style-name="Default" style:data-style-name="N40">
      <style:table-cell-properties fo:border-bottom="0.51pt fine-dashed #000000" style:text-align-source="fix" style:repeat-content="false" fo:border-left="none" fo:border-right="none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9];2)&gt;5)" style:apply-style-name="Accent_20_3" style:base-cell-address="Tabelle1.G9"/>
    </style:style>
    <style:style style:name="ce120" style:family="table-cell" style:parent-style-name="Default" style:data-style-name="N40">
      <style:table-cell-properties fo:border-bottom="none" style:text-align-source="fix" style:repeat-content="false" fo:border-left="none" fo:border-right="none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9];2)&gt;5)" style:apply-style-name="Accent_20_3" style:base-cell-address="Tabelle1.G9"/>
    </style:style>
    <style:style style:name="ce121" style:family="table-cell" style:parent-style-name="Default" style:data-style-name="N109">
      <style:table-cell-properties fo:border-bottom="1.5pt solid #000000" fo:background-color="#56b4e9" style:text-align-source="fix" style:repeat-content="false" fo:border-left="none" fo:border-right="none" fo:border-top="1.5pt solid #000000"/>
      <style:paragraph-properties fo:text-align="center" fo:margin-left="0mm"/>
      <style:text-properties fo:color="#ffffff" style:font-name="Gentium" fo:font-size="11pt" style:font-size-asian="11pt" style:font-size-complex="11pt"/>
    </style:style>
    <style:style style:name="ce122" style:family="table-cell" style:parent-style-name="Default">
      <style:table-cell-properties fo:background-color="#ffffff" fo:border="0.74pt fine-dashed #000000"/>
      <style:text-properties style:font-name="Gentium" fo:font-size="11pt" style:font-size-asian="11pt" style:font-size-complex="11pt"/>
    </style:style>
    <style:style style:name="ce88" style:family="table-cell" style:parent-style-name="Default" style:data-style-name="N109">
      <style:table-cell-properties fo:border-bottom="0.51pt fine-dashe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8];2)&gt;5)" style:apply-style-name="Accent_20_3" style:base-cell-address="Tabelle1.G8"/>
    </style:style>
    <style:style style:name="ce124" style:family="table-cell" style:parent-style-name="Default" style:data-style-name="N109">
      <style:table-cell-properties fo:border-bottom="0.51pt fine-dashed #000000" style:text-align-source="fix" style:repeat-content="false" fo:border-left="0.06pt solid #000000" fo:border-right="0.06pt solid #000000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9];2)&gt;5)" style:apply-style-name="Accent_20_3" style:base-cell-address="Tabelle1.G9"/>
    </style:style>
    <style:style style:name="ce125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9];2)&gt;5)" style:apply-style-name="Accent_20_3" style:base-cell-address="Tabelle1.G9"/>
    </style:style>
    <style:style style:name="ce126" style:family="table-cell" style:parent-style-name="Default" style:data-style-name="N109">
      <style:table-cell-properties fo:border-bottom="1.5pt solid #000000" style:text-align-source="fix" style:repeat-content="false" fo:border-left="none" fo:border-right="none" fo:border-top="1.5pt solid #000000"/>
      <style:paragraph-properties fo:text-align="center" fo:margin-left="0mm"/>
      <style:text-properties style:font-name="Gentium" fo:font-size="11pt" style:font-size-asian="11pt" style:font-size-complex="11pt"/>
      <style:map style:condition="cell-content()&lt;0" style:apply-style-name="Bad" style:base-cell-address="Tabelle1.H40"/>
      <style:map style:condition="cell-content()&gt;0" style:apply-style-name="Good" style:base-cell-address="Tabelle1.H40"/>
    </style:style>
    <style:style style:name="ce127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mm"/>
      <style:text-properties style:font-name="Gentium" fo:font-size="11pt" style:font-size-asian="11pt" style:font-size-complex="11pt"/>
    </style:style>
    <style:style style:name="ce95" style:family="table-cell" style:parent-style-name="Default">
      <style:table-cell-properties fo:border-bottom="0.74pt fine-dashed #000000" fo:background-color="#ffffff" style:text-align-source="fix" style:repeat-content="false" fo:border-left="0.74pt fine-dashed #000000" fo:border-right="1.5pt solid #000000" fo:border-top="0.74pt fine-dashed #000000"/>
      <style:paragraph-properties fo:text-align="center" fo:margin-left="0mm"/>
      <style:text-properties style:font-name="Gentium" fo:font-size="11pt" style:font-size-asian="11pt" style:font-size-complex="11pt"/>
    </style:style>
    <style:style style:name="ce96" style:family="table-cell" style:parent-style-name="Default" style:data-style-name="N40">
      <style:table-cell-properties fo:border-bottom="0.74pt fine-dashed #000000" fo:background-color="#ffffff" style:text-align-source="fix" style:repeat-content="false" fo:border-left="0.74pt fine-dashed #000000" fo:border-right="1.5pt solid #000000" fo:border-top="0.74pt fine-dashed #000000"/>
      <style:paragraph-properties fo:text-align="center" fo:margin-left="0mm"/>
      <style:text-properties style:font-name="Gentium" fo:font-size="11pt" style:font-size-asian="11pt" style:font-size-complex="11pt"/>
    </style:style>
    <style:style style:name="ce98" style:family="table-cell" style:parent-style-name="Default" style:data-style-name="N115">
      <style:table-cell-properties fo:border-bottom="0.74pt fine-dashed #000000" fo:background-color="#ffffff" style:text-align-source="fix" style:repeat-content="false" fo:border-left="0.74pt fine-dashed #000000" fo:border-right="1.5pt solid #000000" fo:border-top="0.74pt fine-dashed #000000"/>
      <style:paragraph-properties fo:text-align="center" fo:margin-left="0mm"/>
      <style:text-properties style:font-name="Gentium" fo:font-size="11pt" style:font-size-asian="11pt" style:font-size-complex="11pt"/>
    </style:style>
    <style:style style:name="ce130" style:family="table-cell" style:parent-style-name="Default">
      <style:table-cell-properties fo:border-bottom="none" fo:background-color="#ffffff" fo:border-left="none" fo:border-right="1.5pt solid #000000" fo:border-top="none"/>
      <style:text-properties style:font-name="Gentium" fo:font-size="11pt" style:font-size-asian="11pt" style:font-size-complex="11pt"/>
    </style:style>
    <style:style style:name="ce131" style:family="table-cell" style:parent-style-name="Default">
      <style:table-cell-properties fo:border-bottom="1.5pt solid #000000" fo:background-color="#009e73" style:text-align-source="fix" style:repeat-content="false" fo:border-left="none" fo:border-right="1.5pt solid #000000" fo:border-top="1.5pt solid #000000"/>
      <style:paragraph-properties fo:text-align="center" fo:margin-left="0mm"/>
      <style:text-properties fo:color="#ffffff" style:font-name="Gentium" fo:font-size="11pt" style:font-size-asian="11pt" style:font-size-complex="11pt"/>
    </style:style>
    <style:style style:name="ce97" style:family="table-cell" style:parent-style-name="Default" style:data-style-name="N114">
      <style:table-cell-properties fo:border-bottom="0.51pt fine-dashed #000000" style:text-align-source="fix" style:repeat-content="false" fo:border-left="0.06pt solid #000000" fo:border-right="1.5pt solid #000000" fo:border-top="none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8];2)&gt;5)" style:apply-style-name="Accent_20_3" style:base-cell-address="Tabelle1.I8"/>
    </style:style>
    <style:style style:name="ce133" style:family="table-cell" style:parent-style-name="Default" style:data-style-name="N114">
      <style:table-cell-properties fo:border-bottom="0.51pt fine-dashed #000000" style:text-align-source="fix" style:repeat-content="false" fo:border-left="none" fo:border-right="1.5pt solid #000000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9];2)&gt;5)" style:apply-style-name="Accent_20_3" style:base-cell-address="Tabelle1.I9"/>
    </style:style>
    <style:style style:name="ce134" style:family="table-cell" style:parent-style-name="Default" style:data-style-name="N114">
      <style:table-cell-properties fo:border-bottom="none" style:text-align-source="fix" style:repeat-content="false" fo:border-left="none" fo:border-right="1.5pt solid #000000" fo:border-top="0.51pt fine-dashed #000000"/>
      <style:paragraph-properties fo:text-align="center" fo:margin-left="0mm"/>
      <style:text-properties style:font-name="Gentium" fo:font-size="11pt" style:font-size-asian="11pt" style:font-size-complex="11pt"/>
      <style:map style:condition="is-true-formula(WEEKDAY([.$B9];2)&gt;5)" style:apply-style-name="Accent_20_3" style:base-cell-address="Tabelle1.I9"/>
    </style:style>
    <style:style style:name="ce135" style:family="table-cell" style:parent-style-name="Default">
      <style:table-cell-properties fo:border-bottom="1.5pt solid #000000" fo:background-color="#56b4e9" fo:border-left="none" fo:border-right="1.5pt solid #000000" fo:border-top="1.5pt solid #000000"/>
      <style:text-properties fo:color="#ffffff" style:font-name="Gentium" fo:font-size="11pt" style:font-size-asian="11pt" style:font-size-complex="11pt"/>
    </style:style>
    <style:style style:name="ce136" style:family="table-cell" style:parent-style-name="Default">
      <style:table-cell-properties fo:border="none"/>
      <style:text-properties style:font-name="Gentium" fo:font-size="11pt" style:font-size-asian="11pt" style:font-size-complex="11pt"/>
    </style:style>
    <style:style style:name="ce137" style:family="table-cell" style:parent-style-name="Default" style:data-style-name="N99">
      <style:table-cell-properties fo:border="none"/>
      <style:text-properties fo:color="#303030" style:font-name="Gentium" fo:font-size="11pt" style:font-name-asian="Ubuntu" style:font-size-asian="11pt" style:font-name-complex="Ubuntu" style:font-size-complex="11pt"/>
    </style:style>
    <style:style style:name="ce138" style:family="table-cell" style:parent-style-name="Default" style:data-style-name="N99">
      <style:table-cell-properties fo:border="none"/>
      <style:text-properties style:font-name="Gentium" fo:font-size="11pt" style:font-size-asian="11pt" style:font-size-complex="11pt"/>
    </style:style>
    <style:style style:name="ce139" style:family="table-cell" style:parent-style-name="Default" style:data-style-name="N99">
      <style:text-properties style:font-name="Gentium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7"/>
        <table:table-column table:style-name="co2" table:default-cell-style-name="ce27"/>
        <table:table-column table:style-name="co3" table:number-columns-repeated="5" table:default-cell-style-name="ce27"/>
        <table:table-column table:style-name="co4" table:default-cell-style-name="ce27"/>
        <table:table-column table:style-name="co3" table:default-cell-style-name="ce27"/>
        <table:table-column table:style-name="co5" table:number-columns-repeated="1014" table:default-cell-style-name="ce27"/>
        <table:table-row table:style-name="ro1">
          <table:table-cell table:style-name="ce5"/>
          <table:table-cell table:style-name="ce33" table:number-columns-repeated="8"/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9" table:number-rows-spanned="1">
            <text:p>März</text:p>
          </table:table-cell>
          <table:covered-table-cell table:number-columns-repeated="7" table:style-name="ce29"/>
          <table:covered-table-cell table:style-name="ce127"/>
          <table:table-cell table:number-columns-repeated="1014"/>
        </table:table-row>
        <table:table-row table:style-name="ro1">
          <table:table-cell table:style-name="ce14"/>
          <table:table-cell table:style-name="ce30" table:number-columns-repeated="6"/>
          <table:table-cell table:style-name="ce122" office:value-type="string" calcext:value-type="string">
            <text:p>Jahr</text:p>
          </table:table-cell>
          <table:table-cell table:style-name="ce95" office:value-type="float" office:value="2020" calcext:value-type="float">
            <text:p>2020</text:p>
          </table:table-cell>
          <table:table-cell table:style-name="ce136"/>
          <table:table-cell table:number-columns-repeated="1013"/>
        </table:table-row>
        <table:table-row table:style-name="ro1">
          <table:table-cell table:style-name="ce15"/>
          <table:table-cell table:style-name="ce30"/>
          <table:table-cell table:style-name="ce39"/>
          <table:table-cell table:style-name="ce30" table:number-columns-repeated="4"/>
          <table:table-cell table:style-name="ce122" office:value-type="string" calcext:value-type="string">
            <text:p>Tägliche Sollzeit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136"/>
          <table:table-cell table:number-columns-repeated="1013"/>
        </table:table-row>
        <table:table-row table:style-name="ro1">
          <table:table-cell table:style-name="ce15"/>
          <table:table-cell table:style-name="ce30" table:number-columns-repeated="6"/>
          <table:table-cell table:style-name="ce122" office:value-type="string" calcext:value-type="string">
            <text:p>Bruttostundenlohn</text:p>
          </table:table-cell>
          <table:table-cell table:style-name="ce98" office:value-type="currency" office:currency="EUR" office:value="45" calcext:value-type="currency">
            <text:p>45,00 €</text:p>
          </table:table-cell>
          <table:table-cell table:style-name="ce136"/>
          <table:table-cell table:number-columns-repeated="1013"/>
        </table:table-row>
        <table:table-row table:style-name="ro1">
          <table:table-cell table:style-name="ce16"/>
          <table:table-cell table:style-name="ce31"/>
          <table:table-cell table:style-name="ce40" office:value-type="string" calcext:value-type="string" table:number-columns-spanned="4" table:number-rows-spanned="1">
            <text:p>Arbeitszeit</text:p>
          </table:table-cell>
          <table:covered-table-cell table:number-columns-repeated="3" table:style-name="ce33"/>
          <table:table-cell table:style-name="ce117"/>
          <table:table-cell table:style-name="ce31"/>
          <table:table-cell table:style-name="ce130"/>
          <table:table-cell table:number-columns-repeated="1014"/>
        </table:table-row>
        <table:table-row table:style-name="ro1">
          <table:table-cell table:style-name="ce18" office:value-type="string" calcext:value-type="string">
            <text:p>Tag</text:p>
          </table:table-cell>
          <table:table-cell table:style-name="ce32" office:value-type="string" calcext:value-type="string">
            <text:p>Wochentag</text:p>
          </table:table-cell>
          <table:table-cell table:style-name="ce32" office:value-type="string" calcext:value-type="string">
            <text:p>von</text:p>
          </table:table-cell>
          <table:table-cell table:style-name="ce32" office:value-type="string" calcext:value-type="string">
            <text:p>bis</text:p>
          </table:table-cell>
          <table:table-cell table:style-name="ce32" office:value-type="string" calcext:value-type="string">
            <text:p>von</text:p>
          </table:table-cell>
          <table:table-cell table:style-name="ce32" office:value-type="string" calcext:value-type="string">
            <text:p>bis</text:p>
          </table:table-cell>
          <table:table-cell table:style-name="ce32" office:value-type="string" calcext:value-type="string">
            <text:p>Istzeit</text:p>
          </table:table-cell>
          <table:table-cell table:style-name="ce32" office:value-type="string" calcext:value-type="string">
            <text:p>IST / SOLL Differenz</text:p>
          </table:table-cell>
          <table:table-cell table:style-name="ce131" office:value-type="string" calcext:value-type="string">
            <text:p>Lohn</text:p>
          </table:table-cell>
          <table:table-cell table:number-columns-repeated="1014"/>
        </table:table-row>
        <table:table-row table:style-name="ro1">
          <table:table-cell table:style-name="ce8" table:formula="of:=DATE([.$I$3];COM.MICROSOFT.IFS(ISNUMBER(SEARCH([.$A$2];&quot;Januar&quot;));1;ISNUMBER(SEARCH([.$A$2];&quot;Februar&quot;));2;ISNUMBER(SEARCH([.$A$2];&quot;März&quot;));3;ISNUMBER(SEARCH([.$A$2];&quot;April&quot;));4;ISNUMBER(SEARCH([.$A$2];&quot;Mai&quot;));5;ISNUMBER(SEARCH([.$A$2];&quot;Juni&quot;));6;ISNUMBER(SEARCH([.$A$2];&quot;Juli&quot;));7;ISNUMBER(SEARCH([.$A$2];&quot;August&quot;));8;ISNUMBER(SEARCH([.$A$2];&quot;September&quot;));9;ISNUMBER(SEARCH([.$A$2];&quot;Oktober&quot;));10;ISNUMBER(SEARCH([.$A$2];&quot;November&quot;));11;ISNUMBER(SEARCH([.$A$2];&quot;Dezember&quot;));12);1)" office:value-type="date" office:date-value="2020-03-01" calcext:value-type="date">
            <text:p>01.03.2020</text:p>
          </table:table-cell>
          <table:table-cell table:style-name="ce51" table:formula="of:=[.A8]" office:value-type="date" office:date-value="2020-03-01" calcext:value-type="date">
            <text:p>So</text:p>
          </table:table-cell>
          <table:table-cell table:style-name="ce60" office:value-type="time" office:time-value="PT08H00M00S" calcext:value-type="time">
            <text:p>08:00</text:p>
          </table:table-cell>
          <table:table-cell table:style-name="ce60" office:value-type="time" office:time-value="PT12H15M00S" calcext:value-type="time">
            <text:p>12:15</text:p>
          </table:table-cell>
          <table:table-cell table:style-name="ce60" office:value-type="time" office:time-value="PT13H00M00S" calcext:value-type="time">
            <text:p>13:00</text:p>
          </table:table-cell>
          <table:table-cell table:style-name="ce60" office:value-type="time" office:time-value="PT16H00M00S" calcext:value-type="time">
            <text:p>16:00</text:p>
          </table:table-cell>
          <table:table-cell table:style-name="ce83" table:formula="of:=IF(AND(NOT(ISBLANK([.$F8]));NOT(ISBLANK([.$E8]));NOT(ISBLANK([.$D8]));NOT(ISBLANK([.$C8])));[.$F8]-[.$E8]+[.$D8]-[.$C8];&quot;&quot;)" office:value-type="time" office:time-value="PT07H15M00S" calcext:value-type="time">
            <text:p>07:15</text:p>
          </table:table-cell>
          <table:table-cell table:style-name="ce88" table:formula="of:=IF(ISNUMBER([.$G8]);[.G8]-[.$I$4];&quot;&quot;)" office:value-type="time" office:time-value="-PT00H45M00S" calcext:value-type="time">
            <text:p>-00:45</text:p>
          </table:table-cell>
          <table:table-cell table:style-name="ce97" table:formula="of:=IF(ISNUMBER([.$G8]);[.$I$5]*(HOUR([.$G8])+MINUTE([.$G8])/60);&quot;&quot;)" office:value-type="currency" office:currency="EUR" office:value="326.25" calcext:value-type="currency">
            <text:p>326 €</text:p>
          </table:table-cell>
          <table:table-cell table:style-name="ce136"/>
          <table:table-cell table:number-columns-repeated="1013"/>
        </table:table-row>
        <table:table-row table:style-name="ro2">
          <table:table-cell table:style-name="ce20" table:formula="of:=IFERROR(IF(DAY([.A8])&lt;=ORG.OPENOFFICE.DAYSINMONTH([.A8]) AND(MONTH([.A8]+1) = MONTH([.A8]));[.A8]+1;&quot;&quot;);&quot;&quot;)" office:value-type="date" office:date-value="2020-03-02" calcext:value-type="date">
            <text:p>02</text:p>
          </table:table-cell>
          <table:table-cell table:style-name="ce34" table:formula="of:=[.A9]" office:value-type="date" office:date-value="2020-03-02" calcext:value-type="date">
            <text:p>Mo</text:p>
          </table:table-cell>
          <table:table-cell table:style-name="ce42" office:value-type="time" office:time-value="PT09H00M00S" calcext:value-type="time">
            <text:p>09:00</text:p>
          </table:table-cell>
          <table:table-cell table:style-name="ce103" office:value-type="time" office:time-value="PT11H00M00S" calcext:value-type="time">
            <text:p>11:00</text:p>
          </table:table-cell>
          <table:table-cell table:style-name="ce109" office:value-type="time" office:time-value="PT14H00M00S" calcext:value-type="time">
            <text:p>14:00</text:p>
          </table:table-cell>
          <table:table-cell table:style-name="ce113" office:value-type="time" office:time-value="PT20H00M00S" calcext:value-type="time">
            <text:p>20:00</text:p>
          </table:table-cell>
          <table:table-cell table:style-name="ce119" table:formula="of:=IF(AND(NOT(ISBLANK([.$F9]));NOT(ISBLANK([.$E9]));NOT(ISBLANK([.$D9]));NOT(ISBLANK([.$C9])));[.$F9]-[.$E9]+[.$D9]-[.$C9];&quot;&quot;)" office:value-type="time" office:time-value="PT08H00M00S" calcext:value-type="time">
            <text:p>08:00</text:p>
          </table:table-cell>
          <table:table-cell table:style-name="ce124" table:formula="of:=IF(ISNUMBER([.$G9]);[.G9]-[.$I$4];&quot;&quot;)" office:value-type="time" office:time-value="PT00H00M00S" calcext:value-type="time">
            <text:p>00:00</text:p>
          </table:table-cell>
          <table:table-cell table:style-name="ce133" table:formula="of:=IF(ISNUMBER([.$G9]);[.$I$5]*(HOUR([.$G9])+MINUTE([.$G9])/60);&quot;&quot;)" office:value-type="currency" office:currency="EUR" office:value="360" calcext:value-type="currency">
            <text:p>360 €</text:p>
          </table:table-cell>
          <table:table-cell table:style-name="ce136"/>
          <table:table-cell table:number-columns-repeated="1013"/>
        </table:table-row>
        <table:table-row table:style-name="ro2">
          <table:table-cell table:style-name="ce21" table:formula="of:=IFERROR(IF(DAY([.A9])&lt;=ORG.OPENOFFICE.DAYSINMONTH([.A9]) AND(MONTH([.A9]+1) = MONTH([.A9]));[.A9]+1;&quot;&quot;);&quot;&quot;)" office:value-type="date" office:date-value="2020-03-03" calcext:value-type="date">
            <text:p>03</text:p>
          </table:table-cell>
          <table:table-cell table:style-name="ce34" table:formula="of:=[.A10]" office:value-type="date" office:date-value="2020-03-03" calcext:value-type="date">
            <text:p>Di</text:p>
          </table:table-cell>
          <table:table-cell table:style-name="ce43" office:value-type="time" office:time-value="PT09H00M00S" calcext:value-type="time">
            <text:p>09:00</text:p>
          </table:table-cell>
          <table:table-cell table:style-name="ce104" office:value-type="time" office:time-value="PT11H00M00S" calcext:value-type="time">
            <text:p>11:00</text:p>
          </table:table-cell>
          <table:table-cell table:style-name="ce110" office:value-type="time" office:time-value="PT14H00M00S" calcext:value-type="time">
            <text:p>14:00</text:p>
          </table:table-cell>
          <table:table-cell table:style-name="ce114" office:value-type="time" office:time-value="PT20H00M00S" calcext:value-type="time">
            <text:p>20:00</text:p>
          </table:table-cell>
          <table:table-cell table:style-name="ce119" table:formula="of:=IF(AND(NOT(ISBLANK([.$F10]));NOT(ISBLANK([.$E10]));NOT(ISBLANK([.$D10]));NOT(ISBLANK([.$C10])));[.$F10]-[.$E10]+[.$D10]-[.$C10];&quot;&quot;)" office:value-type="time" office:time-value="PT08H00M00S" calcext:value-type="time">
            <text:p>08:00</text:p>
          </table:table-cell>
          <table:table-cell table:style-name="ce124" table:formula="of:=IF(ISNUMBER([.$G10]);[.G10]-[.$I$4];&quot;&quot;)" office:value-type="time" office:time-value="PT00H00M00S" calcext:value-type="time">
            <text:p>00:00</text:p>
          </table:table-cell>
          <table:table-cell table:style-name="ce133" table:formula="of:=IF(ISNUMBER([.$G10]);[.$I$5]*(HOUR([.$G10])+MINUTE([.$G10])/60);&quot;&quot;)" office:value-type="currency" office:currency="EUR" office:value="360" calcext:value-type="currency">
            <text:p>360 €</text:p>
          </table:table-cell>
          <table:table-cell table:style-name="ce136"/>
          <table:table-cell table:number-columns-repeated="1013"/>
        </table:table-row>
        <table:table-row table:style-name="ro2">
          <table:table-cell table:style-name="ce21" table:formula="of:=IFERROR(IF(DAY([.A10])&lt;=ORG.OPENOFFICE.DAYSINMONTH([.A10]) AND(MONTH([.A10]+1) = MONTH([.A10]));[.A10]+1;&quot;&quot;);&quot;&quot;)" office:value-type="date" office:date-value="2020-03-04" calcext:value-type="date">
            <text:p>04</text:p>
          </table:table-cell>
          <table:table-cell table:style-name="ce34" table:formula="of:=[.A11]" office:value-type="date" office:date-value="2020-03-04" calcext:value-type="date">
            <text:p>Mi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11]));NOT(ISBLANK([.$E11]));NOT(ISBLANK([.$D11]));NOT(ISBLANK([.$C11])));[.$F11]-[.$E11]+[.$D11]-[.$C11];&quot;&quot;)">
            <text:p/>
          </table:table-cell>
          <table:table-cell table:style-name="ce124" table:formula="of:=IF(ISNUMBER([.$G11]);[.G11]-[.$I$4];&quot;&quot;)">
            <text:p/>
          </table:table-cell>
          <table:table-cell table:style-name="ce133" table:formula="of:=IF(ISNUMBER([.$G11]);[.$I$5]*(HOUR([.$G11])+MINUTE([.$G11])/60);&quot;&quot;)">
            <text:p/>
          </table:table-cell>
          <table:table-cell table:style-name="ce137"/>
          <table:table-cell table:style-name="ce139"/>
          <table:table-cell table:number-columns-repeated="1012"/>
        </table:table-row>
        <table:table-row table:style-name="ro2">
          <table:table-cell table:style-name="ce21" table:formula="of:=IFERROR(IF(DAY([.A11])&lt;=ORG.OPENOFFICE.DAYSINMONTH([.A11]) AND(MONTH([.A11]+1) = MONTH([.A11]));[.A11]+1;&quot;&quot;);&quot;&quot;)" office:value-type="date" office:date-value="2020-03-05" calcext:value-type="date">
            <text:p>05</text:p>
          </table:table-cell>
          <table:table-cell table:style-name="ce34" table:formula="of:=[.A12]" office:value-type="date" office:date-value="2020-03-05" calcext:value-type="date">
            <text:p>Do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12]));NOT(ISBLANK([.$E12]));NOT(ISBLANK([.$D12]));NOT(ISBLANK([.$C12])));[.$F12]-[.$E12]+[.$D12]-[.$C12];&quot;&quot;)">
            <text:p/>
          </table:table-cell>
          <table:table-cell table:style-name="ce124" table:formula="of:=IF(ISNUMBER([.$G12]);[.G12]-[.$I$4];&quot;&quot;)">
            <text:p/>
          </table:table-cell>
          <table:table-cell table:style-name="ce133" table:formula="of:=IF(ISNUMBER([.$G12]);[.$I$5]*(HOUR([.$G12])+MINUTE([.$G12])/60);&quot;&quot;)">
            <text:p/>
          </table:table-cell>
          <table:table-cell table:style-name="ce136"/>
          <table:table-cell table:number-columns-repeated="1013"/>
        </table:table-row>
        <table:table-row table:style-name="ro2">
          <table:table-cell table:style-name="ce21" table:formula="of:=IFERROR(IF(DAY([.A12])&lt;=ORG.OPENOFFICE.DAYSINMONTH([.A12]) AND(MONTH([.A12]+1) = MONTH([.A12]));[.A12]+1;&quot;&quot;);&quot;&quot;)" office:value-type="date" office:date-value="2020-03-06" calcext:value-type="date">
            <text:p>06</text:p>
          </table:table-cell>
          <table:table-cell table:style-name="ce34" table:formula="of:=[.A13]" office:value-type="date" office:date-value="2020-03-06" calcext:value-type="date">
            <text:p>Fr</text:p>
          </table:table-cell>
          <table:table-cell table:style-name="ce46" office:value-type="time" office:time-value="PT09H00M00S" calcext:value-type="time">
            <text:p>09:00</text:p>
          </table:table-cell>
          <table:table-cell table:style-name="ce105" office:value-type="time" office:time-value="PT11H00M00S" calcext:value-type="time">
            <text:p>11:00</text:p>
          </table:table-cell>
          <table:table-cell table:style-name="ce111" office:value-type="time" office:time-value="PT14H00M00S" calcext:value-type="time">
            <text:p>14:00</text:p>
          </table:table-cell>
          <table:table-cell table:style-name="ce115" office:value-type="time" office:time-value="PT20H00M00S" calcext:value-type="time">
            <text:p>20:00</text:p>
          </table:table-cell>
          <table:table-cell table:style-name="ce119" table:formula="of:=IF(AND(NOT(ISBLANK([.$F13]));NOT(ISBLANK([.$E13]));NOT(ISBLANK([.$D13]));NOT(ISBLANK([.$C13])));[.$F13]-[.$E13]+[.$D13]-[.$C13];&quot;&quot;)" office:value-type="time" office:time-value="PT08H00M00S" calcext:value-type="time">
            <text:p>08:00</text:p>
          </table:table-cell>
          <table:table-cell table:style-name="ce124" table:formula="of:=IF(ISNUMBER([.$G13]);[.G13]-[.$I$4];&quot;&quot;)" office:value-type="time" office:time-value="PT00H00M00S" calcext:value-type="time">
            <text:p>00:00</text:p>
          </table:table-cell>
          <table:table-cell table:style-name="ce133" table:formula="of:=IF(ISNUMBER([.$G13]);[.$I$5]*(HOUR([.$G13])+MINUTE([.$G13])/60);&quot;&quot;)" office:value-type="currency" office:currency="EUR" office:value="360" calcext:value-type="currency">
            <text:p>360 €</text:p>
          </table:table-cell>
          <table:table-cell table:style-name="ce136"/>
          <table:table-cell table:number-columns-repeated="1013"/>
        </table:table-row>
        <table:table-row table:style-name="ro1">
          <table:table-cell table:style-name="ce21" table:formula="of:=IFERROR(IF(DAY([.A13])&lt;=ORG.OPENOFFICE.DAYSINMONTH([.A13]) AND(MONTH([.A13]+1) = MONTH([.A13]));[.A13]+1;&quot;&quot;);&quot;&quot;)" office:value-type="date" office:date-value="2020-03-07" calcext:value-type="date">
            <text:p>07</text:p>
          </table:table-cell>
          <table:table-cell table:style-name="ce34" table:formula="of:=[.A14]" office:value-type="date" office:date-value="2020-03-07" calcext:value-type="date">
            <text:p>Sa</text:p>
          </table:table-cell>
          <table:table-cell table:style-name="ce42" office:value-type="time" office:time-value="PT03H50M00S" calcext:value-type="time">
            <text:p>03:50</text:p>
          </table:table-cell>
          <table:table-cell table:style-name="ce103" office:value-type="time" office:time-value="PT05H00M00S" calcext:value-type="time">
            <text:p>05:00</text:p>
          </table:table-cell>
          <table:table-cell table:style-name="ce109" office:value-type="time" office:time-value="PT10H30M00S" calcext:value-type="time">
            <text:p>10:30</text:p>
          </table:table-cell>
          <table:table-cell table:style-name="ce113" office:value-type="time" office:time-value="PT17H00M00S" calcext:value-type="time">
            <text:p>17:00</text:p>
          </table:table-cell>
          <table:table-cell table:style-name="ce119" table:formula="of:=IF(AND(NOT(ISBLANK([.$F14]));NOT(ISBLANK([.$E14]));NOT(ISBLANK([.$D14]));NOT(ISBLANK([.$C14])));[.$F14]-[.$E14]+[.$D14]-[.$C14];&quot;&quot;)" office:value-type="time" office:time-value="PT07H40M00S" calcext:value-type="time">
            <text:p>07:40</text:p>
          </table:table-cell>
          <table:table-cell table:style-name="ce124" table:formula="of:=IF(ISNUMBER([.$G14]);[.G14]-[.$I$4];&quot;&quot;)" office:value-type="time" office:time-value="-PT00H20M00S" calcext:value-type="time">
            <text:p>-00:20</text:p>
          </table:table-cell>
          <table:table-cell table:style-name="ce133" table:formula="of:=IF(ISNUMBER([.$G14]);[.$I$5]*(HOUR([.$G14])+MINUTE([.$G14])/60);&quot;&quot;)" office:value-type="currency" office:currency="EUR" office:value="345" calcext:value-type="currency">
            <text:p>345 €</text:p>
          </table:table-cell>
          <table:table-cell table:style-name="ce138"/>
          <table:table-cell table:style-name="ce139" table:number-columns-repeated="3"/>
          <table:table-cell table:number-columns-repeated="1010"/>
        </table:table-row>
        <table:table-row table:style-name="ro1">
          <table:table-cell table:style-name="ce21" table:formula="of:=IFERROR(IF(DAY([.A14])&lt;=ORG.OPENOFFICE.DAYSINMONTH([.A14]) AND(MONTH([.A14]+1) = MONTH([.A14]));[.A14]+1;&quot;&quot;);&quot;&quot;)" office:value-type="date" office:date-value="2020-03-08" calcext:value-type="date">
            <text:p>08</text:p>
          </table:table-cell>
          <table:table-cell table:style-name="ce34" table:formula="of:=[.A15]" office:value-type="date" office:date-value="2020-03-08" calcext:value-type="date">
            <text:p>So</text:p>
          </table:table-cell>
          <table:table-cell table:style-name="ce42" office:value-type="time" office:time-value="PT01H10M00S" calcext:value-type="time">
            <text:p>01:10</text:p>
          </table:table-cell>
          <table:table-cell table:style-name="ce103" office:value-type="time" office:time-value="PT05H00M00S" calcext:value-type="time">
            <text:p>05:00</text:p>
          </table:table-cell>
          <table:table-cell table:style-name="ce109" office:value-type="time" office:time-value="PT12H00M00S" calcext:value-type="time">
            <text:p>12:00</text:p>
          </table:table-cell>
          <table:table-cell table:style-name="ce113" office:value-type="time" office:time-value="PT18H00M00S" calcext:value-type="time">
            <text:p>18:00</text:p>
          </table:table-cell>
          <table:table-cell table:style-name="ce119" table:formula="of:=IF(AND(NOT(ISBLANK([.$F15]));NOT(ISBLANK([.$E15]));NOT(ISBLANK([.$D15]));NOT(ISBLANK([.$C15])));[.$F15]-[.$E15]+[.$D15]-[.$C15];&quot;&quot;)" office:value-type="time" office:time-value="PT09H50M00S" calcext:value-type="time">
            <text:p>09:50</text:p>
          </table:table-cell>
          <table:table-cell table:style-name="ce124" table:formula="of:=IF(ISNUMBER([.$G15]);[.G15]-[.$I$4];&quot;&quot;)" office:value-type="time" office:time-value="PT01H50M00S" calcext:value-type="time">
            <text:p>01:50</text:p>
          </table:table-cell>
          <table:table-cell table:style-name="ce133" table:formula="of:=IF(ISNUMBER([.$G15]);[.$I$5]*(HOUR([.$G15])+MINUTE([.$G15])/60);&quot;&quot;)" office:value-type="currency" office:currency="EUR" office:value="442.5" calcext:value-type="currency">
            <text:p>443 €</text:p>
          </table:table-cell>
          <table:table-cell table:style-name="ce138"/>
          <table:table-cell table:number-columns-repeated="1013"/>
        </table:table-row>
        <table:table-row table:style-name="ro2">
          <table:table-cell table:style-name="ce21" table:formula="of:=IFERROR(IF(DAY([.A15])&lt;=ORG.OPENOFFICE.DAYSINMONTH([.A15]) AND(MONTH([.A15]+1) = MONTH([.A15]));[.A15]+1;&quot;&quot;);&quot;&quot;)" office:value-type="date" office:date-value="2020-03-09" calcext:value-type="date">
            <text:p>09</text:p>
          </table:table-cell>
          <table:table-cell table:style-name="ce34" table:formula="of:=[.A16]" office:value-type="date" office:date-value="2020-03-09" calcext:value-type="date">
            <text:p>Mo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16]));NOT(ISBLANK([.$E16]));NOT(ISBLANK([.$D16]));NOT(ISBLANK([.$C16])));[.$F16]-[.$E16]+[.$D16]-[.$C16];&quot;&quot;)">
            <text:p/>
          </table:table-cell>
          <table:table-cell table:style-name="ce124" table:formula="of:=IF(ISNUMBER([.$G16]);[.G16]-[.$I$4];&quot;&quot;)">
            <text:p/>
          </table:table-cell>
          <table:table-cell table:style-name="ce133" table:formula="of:=IF(ISNUMBER([.$G16]);[.$I$5]*(HOUR([.$G16])+MINUTE([.$G16])/60);&quot;&quot;)">
            <text:p/>
          </table:table-cell>
          <table:table-cell table:style-name="ce138"/>
          <table:table-cell table:number-columns-repeated="1013"/>
        </table:table-row>
        <table:table-row table:style-name="ro2">
          <table:table-cell table:style-name="ce21" table:formula="of:=IFERROR(IF(DAY([.A16])&lt;=ORG.OPENOFFICE.DAYSINMONTH([.A16]) AND(MONTH([.A16]+1) = MONTH([.A16]));[.A16]+1;&quot;&quot;);&quot;&quot;)" office:value-type="date" office:date-value="2020-03-10" calcext:value-type="date">
            <text:p>10</text:p>
          </table:table-cell>
          <table:table-cell table:style-name="ce34" table:formula="of:=[.A17]" office:value-type="date" office:date-value="2020-03-10" calcext:value-type="date">
            <text:p>Di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17]));NOT(ISBLANK([.$E17]));NOT(ISBLANK([.$D17]));NOT(ISBLANK([.$C17])));[.$F17]-[.$E17]+[.$D17]-[.$C17];&quot;&quot;)">
            <text:p/>
          </table:table-cell>
          <table:table-cell table:style-name="ce124" table:formula="of:=IF(ISNUMBER([.$G17]);[.G17]-[.$I$4];&quot;&quot;)">
            <text:p/>
          </table:table-cell>
          <table:table-cell table:style-name="ce133" table:formula="of:=IF(ISNUMBER([.$G17]);[.$I$5]*(HOUR([.$G17])+MINUTE([.$G17])/60);&quot;&quot;)">
            <text:p/>
          </table:table-cell>
          <table:table-cell table:style-name="ce138"/>
          <table:table-cell table:number-columns-repeated="1013"/>
        </table:table-row>
        <table:table-row table:style-name="ro2">
          <table:table-cell table:style-name="ce21" table:formula="of:=IFERROR(IF(DAY([.A17])&lt;=ORG.OPENOFFICE.DAYSINMONTH([.A17]) AND(MONTH([.A17]+1) = MONTH([.A17]));[.A17]+1;&quot;&quot;);&quot;&quot;)" office:value-type="date" office:date-value="2020-03-11" calcext:value-type="date">
            <text:p>11</text:p>
          </table:table-cell>
          <table:table-cell table:style-name="ce34" table:formula="of:=[.A18]" office:value-type="date" office:date-value="2020-03-11" calcext:value-type="date">
            <text:p>Mi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18]));NOT(ISBLANK([.$E18]));NOT(ISBLANK([.$D18]));NOT(ISBLANK([.$C18])));[.$F18]-[.$E18]+[.$D18]-[.$C18];&quot;&quot;)">
            <text:p/>
          </table:table-cell>
          <table:table-cell table:style-name="ce124" table:formula="of:=IF(ISNUMBER([.$G18]);[.G18]-[.$I$4];&quot;&quot;)">
            <text:p/>
          </table:table-cell>
          <table:table-cell table:style-name="ce133" table:formula="of:=IF(ISNUMBER([.$G18]);[.$I$5]*(HOUR([.$G18])+MINUTE([.$G18])/60);&quot;&quot;)">
            <text:p/>
          </table:table-cell>
          <table:table-cell table:style-name="ce138"/>
          <table:table-cell table:number-columns-repeated="1013"/>
        </table:table-row>
        <table:table-row table:style-name="ro2">
          <table:table-cell table:style-name="ce21" table:formula="of:=IFERROR(IF(DAY([.A18])&lt;=ORG.OPENOFFICE.DAYSINMONTH([.A18]) AND(MONTH([.A18]+1) = MONTH([.A18]));[.A18]+1;&quot;&quot;);&quot;&quot;)" office:value-type="date" office:date-value="2020-03-12" calcext:value-type="date">
            <text:p>12</text:p>
          </table:table-cell>
          <table:table-cell table:style-name="ce34" table:formula="of:=[.A19]" office:value-type="date" office:date-value="2020-03-12" calcext:value-type="date">
            <text:p>Do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19]));NOT(ISBLANK([.$E19]));NOT(ISBLANK([.$D19]));NOT(ISBLANK([.$C19])));[.$F19]-[.$E19]+[.$D19]-[.$C19];&quot;&quot;)">
            <text:p/>
          </table:table-cell>
          <table:table-cell table:style-name="ce124" table:formula="of:=IF(ISNUMBER([.$G19]);[.G19]-[.$I$4];&quot;&quot;)">
            <text:p/>
          </table:table-cell>
          <table:table-cell table:style-name="ce133" table:formula="of:=IF(ISNUMBER([.$G19]);[.$I$5]*(HOUR([.$G19])+MINUTE([.$G19])/60);&quot;&quot;)">
            <text:p/>
          </table:table-cell>
          <table:table-cell table:style-name="ce138"/>
          <table:table-cell table:number-columns-repeated="1013"/>
        </table:table-row>
        <table:table-row table:style-name="ro2">
          <table:table-cell table:style-name="ce21" table:formula="of:=IFERROR(IF(DAY([.A19])&lt;=ORG.OPENOFFICE.DAYSINMONTH([.A19]) AND(MONTH([.A19]+1) = MONTH([.A19]));[.A19]+1;&quot;&quot;);&quot;&quot;)" office:value-type="date" office:date-value="2020-03-13" calcext:value-type="date">
            <text:p>13</text:p>
          </table:table-cell>
          <table:table-cell table:style-name="ce34" table:formula="of:=[.A20]" office:value-type="date" office:date-value="2020-03-13" calcext:value-type="date">
            <text:p>Fr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20]));NOT(ISBLANK([.$E20]));NOT(ISBLANK([.$D20]));NOT(ISBLANK([.$C20])));[.$F20]-[.$E20]+[.$D20]-[.$C20];&quot;&quot;)">
            <text:p/>
          </table:table-cell>
          <table:table-cell table:style-name="ce124" table:formula="of:=IF(ISNUMBER([.$G20]);[.G20]-[.$I$4];&quot;&quot;)">
            <text:p/>
          </table:table-cell>
          <table:table-cell table:style-name="ce133" table:formula="of:=IF(ISNUMBER([.$G20]);[.$I$5]*(HOUR([.$G20])+MINUTE([.$G20])/60);&quot;&quot;)">
            <text:p/>
          </table:table-cell>
          <table:table-cell table:style-name="ce138"/>
          <table:table-cell table:number-columns-repeated="1013"/>
        </table:table-row>
        <table:table-row table:style-name="ro1">
          <table:table-cell table:style-name="ce21" table:formula="of:=IFERROR(IF(DAY([.A20])&lt;=ORG.OPENOFFICE.DAYSINMONTH([.A20]) AND(MONTH([.A20]+1) = MONTH([.A20]));[.A20]+1;&quot;&quot;);&quot;&quot;)" office:value-type="date" office:date-value="2020-03-14" calcext:value-type="date">
            <text:p>14</text:p>
          </table:table-cell>
          <table:table-cell table:style-name="ce34" table:formula="of:=[.A21]" office:value-type="date" office:date-value="2020-03-14" calcext:value-type="date">
            <text:p>Sa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21]));NOT(ISBLANK([.$E21]));NOT(ISBLANK([.$D21]));NOT(ISBLANK([.$C21])));[.$F21]-[.$E21]+[.$D21]-[.$C21];&quot;&quot;)">
            <text:p/>
          </table:table-cell>
          <table:table-cell table:style-name="ce124" table:formula="of:=IF(ISNUMBER([.$G21]);[.G21]-[.$I$4];&quot;&quot;)">
            <text:p/>
          </table:table-cell>
          <table:table-cell table:style-name="ce133" table:formula="of:=IF(ISNUMBER([.$G21]);[.$I$5]*(HOUR([.$G21])+MINUTE([.$G21])/60);&quot;&quot;)">
            <text:p/>
          </table:table-cell>
          <table:table-cell table:style-name="ce138"/>
          <table:table-cell table:number-columns-repeated="1013"/>
        </table:table-row>
        <table:table-row table:style-name="ro1">
          <table:table-cell table:style-name="ce21" table:formula="of:=IFERROR(IF(DAY([.A21])&lt;=ORG.OPENOFFICE.DAYSINMONTH([.A21]) AND(MONTH([.A21]+1) = MONTH([.A21]));[.A21]+1;&quot;&quot;);&quot;&quot;)" office:value-type="date" office:date-value="2020-03-15" calcext:value-type="date">
            <text:p>15</text:p>
          </table:table-cell>
          <table:table-cell table:style-name="ce34" table:formula="of:=[.A22]" office:value-type="date" office:date-value="2020-03-15" calcext:value-type="date">
            <text:p>So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22]));NOT(ISBLANK([.$E22]));NOT(ISBLANK([.$D22]));NOT(ISBLANK([.$C22])));[.$F22]-[.$E22]+[.$D22]-[.$C22];&quot;&quot;)">
            <text:p/>
          </table:table-cell>
          <table:table-cell table:style-name="ce124" table:formula="of:=IF(ISNUMBER([.$G22]);[.G22]-[.$I$4];&quot;&quot;)">
            <text:p/>
          </table:table-cell>
          <table:table-cell table:style-name="ce133" table:formula="of:=IF(ISNUMBER([.$G22]);[.$I$5]*(HOUR([.$G22])+MINUTE([.$G22])/60);&quot;&quot;)">
            <text:p/>
          </table:table-cell>
          <table:table-cell table:style-name="ce138"/>
          <table:table-cell table:number-columns-repeated="1013"/>
        </table:table-row>
        <table:table-row table:style-name="ro2">
          <table:table-cell table:style-name="ce21" table:formula="of:=IFERROR(IF(DAY([.A22])&lt;=ORG.OPENOFFICE.DAYSINMONTH([.A22]) AND(MONTH([.A22]+1) = MONTH([.A22]));[.A22]+1;&quot;&quot;);&quot;&quot;)" office:value-type="date" office:date-value="2020-03-16" calcext:value-type="date">
            <text:p>16</text:p>
          </table:table-cell>
          <table:table-cell table:style-name="ce34" table:formula="of:=[.A23]" office:value-type="date" office:date-value="2020-03-16" calcext:value-type="date">
            <text:p>Mo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23]));NOT(ISBLANK([.$E23]));NOT(ISBLANK([.$D23]));NOT(ISBLANK([.$C23])));[.$F23]-[.$E23]+[.$D23]-[.$C23];&quot;&quot;)">
            <text:p/>
          </table:table-cell>
          <table:table-cell table:style-name="ce124" table:formula="of:=IF(ISNUMBER([.$G23]);[.G23]-[.$I$4];&quot;&quot;)">
            <text:p/>
          </table:table-cell>
          <table:table-cell table:style-name="ce133" table:formula="of:=IF(ISNUMBER([.$G23]);[.$I$5]*(HOUR([.$G23])+MINUTE([.$G23])/60);&quot;&quot;)">
            <text:p/>
          </table:table-cell>
          <table:table-cell table:style-name="ce138"/>
          <table:table-cell table:number-columns-repeated="1013"/>
        </table:table-row>
        <table:table-row table:style-name="ro2">
          <table:table-cell table:style-name="ce21" table:formula="of:=IFERROR(IF(DAY([.A23])&lt;=ORG.OPENOFFICE.DAYSINMONTH([.A23]) AND(MONTH([.A23]+1) = MONTH([.A23]));[.A23]+1;&quot;&quot;);&quot;&quot;)" office:value-type="date" office:date-value="2020-03-17" calcext:value-type="date">
            <text:p>17</text:p>
          </table:table-cell>
          <table:table-cell table:style-name="ce34" table:formula="of:=[.A24]" office:value-type="date" office:date-value="2020-03-17" calcext:value-type="date">
            <text:p>Di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24]));NOT(ISBLANK([.$E24]));NOT(ISBLANK([.$D24]));NOT(ISBLANK([.$C24])));[.$F24]-[.$E24]+[.$D24]-[.$C24];&quot;&quot;)">
            <text:p/>
          </table:table-cell>
          <table:table-cell table:style-name="ce124" table:formula="of:=IF(ISNUMBER([.$G24]);[.G24]-[.$I$4];&quot;&quot;)">
            <text:p/>
          </table:table-cell>
          <table:table-cell table:style-name="ce133" table:formula="of:=IF(ISNUMBER([.$G24]);[.$I$5]*(HOUR([.$G24])+MINUTE([.$G24])/60);&quot;&quot;)">
            <text:p/>
          </table:table-cell>
          <table:table-cell table:style-name="ce136"/>
          <table:table-cell table:number-columns-repeated="1013"/>
        </table:table-row>
        <table:table-row table:style-name="ro2">
          <table:table-cell table:style-name="ce21" table:formula="of:=IFERROR(IF(DAY([.A24])&lt;=ORG.OPENOFFICE.DAYSINMONTH([.A24]) AND(MONTH([.A24]+1) = MONTH([.A24]));[.A24]+1;&quot;&quot;);&quot;&quot;)" office:value-type="date" office:date-value="2020-03-18" calcext:value-type="date">
            <text:p>18</text:p>
          </table:table-cell>
          <table:table-cell table:style-name="ce34" table:formula="of:=[.A25]" office:value-type="date" office:date-value="2020-03-18" calcext:value-type="date">
            <text:p>Mi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25]));NOT(ISBLANK([.$E25]));NOT(ISBLANK([.$D25]));NOT(ISBLANK([.$C25])));[.$F25]-[.$E25]+[.$D25]-[.$C25];&quot;&quot;)">
            <text:p/>
          </table:table-cell>
          <table:table-cell table:style-name="ce124" table:formula="of:=IF(ISNUMBER([.$G25]);[.G25]-[.$I$4];&quot;&quot;)">
            <text:p/>
          </table:table-cell>
          <table:table-cell table:style-name="ce133" table:formula="of:=IF(ISNUMBER([.$G25]);[.$I$5]*(HOUR([.$G25])+MINUTE([.$G25])/60);&quot;&quot;)">
            <text:p/>
          </table:table-cell>
          <table:table-cell table:style-name="ce136"/>
          <table:table-cell table:number-columns-repeated="1013"/>
        </table:table-row>
        <table:table-row table:style-name="ro2">
          <table:table-cell table:style-name="ce21" table:formula="of:=IFERROR(IF(DAY([.A25])&lt;=ORG.OPENOFFICE.DAYSINMONTH([.A25]) AND(MONTH([.A25]+1) = MONTH([.A25]));[.A25]+1;&quot;&quot;);&quot;&quot;)" office:value-type="date" office:date-value="2020-03-19" calcext:value-type="date">
            <text:p>19</text:p>
          </table:table-cell>
          <table:table-cell table:style-name="ce34" table:formula="of:=[.A26]" office:value-type="date" office:date-value="2020-03-19" calcext:value-type="date">
            <text:p>Do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26]));NOT(ISBLANK([.$E26]));NOT(ISBLANK([.$D26]));NOT(ISBLANK([.$C26])));[.$F26]-[.$E26]+[.$D26]-[.$C26];&quot;&quot;)">
            <text:p/>
          </table:table-cell>
          <table:table-cell table:style-name="ce124" table:formula="of:=IF(ISNUMBER([.$G26]);[.G26]-[.$I$4];&quot;&quot;)">
            <text:p/>
          </table:table-cell>
          <table:table-cell table:style-name="ce133" table:formula="of:=IF(ISNUMBER([.$G26]);[.$I$5]*(HOUR([.$G26])+MINUTE([.$G26])/60);&quot;&quot;)">
            <text:p/>
          </table:table-cell>
          <table:table-cell table:style-name="ce136"/>
          <table:table-cell table:number-columns-repeated="1013"/>
        </table:table-row>
        <table:table-row table:style-name="ro2">
          <table:table-cell table:style-name="ce21" table:formula="of:=IFERROR(IF(DAY([.A26])&lt;=ORG.OPENOFFICE.DAYSINMONTH([.A26]) AND(MONTH([.A26]+1) = MONTH([.A26]));[.A26]+1;&quot;&quot;);&quot;&quot;)" office:value-type="date" office:date-value="2020-03-20" calcext:value-type="date">
            <text:p>20</text:p>
          </table:table-cell>
          <table:table-cell table:style-name="ce34" table:formula="of:=[.A27]" office:value-type="date" office:date-value="2020-03-20" calcext:value-type="date">
            <text:p>Fr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27]));NOT(ISBLANK([.$E27]));NOT(ISBLANK([.$D27]));NOT(ISBLANK([.$C27])));[.$F27]-[.$E27]+[.$D27]-[.$C27];&quot;&quot;)">
            <text:p/>
          </table:table-cell>
          <table:table-cell table:style-name="ce124" table:formula="of:=IF(ISNUMBER([.$G27]);[.G27]-[.$I$4];&quot;&quot;)">
            <text:p/>
          </table:table-cell>
          <table:table-cell table:style-name="ce133" table:formula="of:=IF(ISNUMBER([.$G27]);[.$I$5]*(HOUR([.$G27])+MINUTE([.$G27])/60);&quot;&quot;)">
            <text:p/>
          </table:table-cell>
          <table:table-cell table:style-name="ce136"/>
          <table:table-cell table:number-columns-repeated="1013"/>
        </table:table-row>
        <table:table-row table:style-name="ro1">
          <table:table-cell table:style-name="ce21" table:formula="of:=IFERROR(IF(DAY([.A27])&lt;=ORG.OPENOFFICE.DAYSINMONTH([.A27]) AND(MONTH([.A27]+1) = MONTH([.A27]));[.A27]+1;&quot;&quot;);&quot;&quot;)" office:value-type="date" office:date-value="2020-03-21" calcext:value-type="date">
            <text:p>21</text:p>
          </table:table-cell>
          <table:table-cell table:style-name="ce34" table:formula="of:=[.A28]" office:value-type="date" office:date-value="2020-03-21" calcext:value-type="date">
            <text:p>Sa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28]));NOT(ISBLANK([.$E28]));NOT(ISBLANK([.$D28]));NOT(ISBLANK([.$C28])));[.$F28]-[.$E28]+[.$D28]-[.$C28];&quot;&quot;)">
            <text:p/>
          </table:table-cell>
          <table:table-cell table:style-name="ce124" table:formula="of:=IF(ISNUMBER([.$G28]);[.G28]-[.$I$4];&quot;&quot;)">
            <text:p/>
          </table:table-cell>
          <table:table-cell table:style-name="ce133" table:formula="of:=IF(ISNUMBER([.$G28]);[.$I$5]*(HOUR([.$G28])+MINUTE([.$G28])/60);&quot;&quot;)">
            <text:p/>
          </table:table-cell>
          <table:table-cell table:style-name="ce136"/>
          <table:table-cell table:number-columns-repeated="1013"/>
        </table:table-row>
        <table:table-row table:style-name="ro1">
          <table:table-cell table:style-name="ce21" table:formula="of:=IFERROR(IF(DAY([.A28])&lt;=ORG.OPENOFFICE.DAYSINMONTH([.A28]) AND(MONTH([.A28]+1) = MONTH([.A28]));[.A28]+1;&quot;&quot;);&quot;&quot;)" office:value-type="date" office:date-value="2020-03-22" calcext:value-type="date">
            <text:p>22</text:p>
          </table:table-cell>
          <table:table-cell table:style-name="ce34" table:formula="of:=[.A29]" office:value-type="date" office:date-value="2020-03-22" calcext:value-type="date">
            <text:p>So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29]));NOT(ISBLANK([.$E29]));NOT(ISBLANK([.$D29]));NOT(ISBLANK([.$C29])));[.$F29]-[.$E29]+[.$D29]-[.$C29];&quot;&quot;)">
            <text:p/>
          </table:table-cell>
          <table:table-cell table:style-name="ce124" table:formula="of:=IF(ISNUMBER([.$G29]);[.G29]-[.$I$4];&quot;&quot;)">
            <text:p/>
          </table:table-cell>
          <table:table-cell table:style-name="ce133" table:formula="of:=IF(ISNUMBER([.$G29]);[.$I$5]*(HOUR([.$G29])+MINUTE([.$G29])/60);&quot;&quot;)">
            <text:p/>
          </table:table-cell>
          <table:table-cell table:style-name="ce136"/>
          <table:table-cell table:number-columns-repeated="1013"/>
        </table:table-row>
        <table:table-row table:style-name="ro2">
          <table:table-cell table:style-name="ce21" table:formula="of:=IFERROR(IF(DAY([.A29])&lt;=ORG.OPENOFFICE.DAYSINMONTH([.A29]) AND(MONTH([.A29]+1) = MONTH([.A29]));[.A29]+1;&quot;&quot;);&quot;&quot;)" office:value-type="date" office:date-value="2020-03-23" calcext:value-type="date">
            <text:p>23</text:p>
          </table:table-cell>
          <table:table-cell table:style-name="ce34" table:formula="of:=[.A30]" office:value-type="date" office:date-value="2020-03-23" calcext:value-type="date">
            <text:p>Mo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30]));NOT(ISBLANK([.$E30]));NOT(ISBLANK([.$D30]));NOT(ISBLANK([.$C30])));[.$F30]-[.$E30]+[.$D30]-[.$C30];&quot;&quot;)">
            <text:p/>
          </table:table-cell>
          <table:table-cell table:style-name="ce124" table:formula="of:=IF(ISNUMBER([.$G30]);[.G30]-[.$I$4];&quot;&quot;)">
            <text:p/>
          </table:table-cell>
          <table:table-cell table:style-name="ce133" table:formula="of:=IF(ISNUMBER([.$G30]);[.$I$5]*(HOUR([.$G30])+MINUTE([.$G30])/60);&quot;&quot;)">
            <text:p/>
          </table:table-cell>
          <table:table-cell table:style-name="ce136"/>
          <table:table-cell table:number-columns-repeated="1013"/>
        </table:table-row>
        <table:table-row table:style-name="ro2">
          <table:table-cell table:style-name="ce21" table:formula="of:=IFERROR(IF(DAY([.A30])&lt;=ORG.OPENOFFICE.DAYSINMONTH([.A30]) AND(MONTH([.A30]+1) = MONTH([.A30]));[.A30]+1;&quot;&quot;);&quot;&quot;)" office:value-type="date" office:date-value="2020-03-24" calcext:value-type="date">
            <text:p>24</text:p>
          </table:table-cell>
          <table:table-cell table:style-name="ce34" table:formula="of:=[.A31]" office:value-type="date" office:date-value="2020-03-24" calcext:value-type="date">
            <text:p>Di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31]));NOT(ISBLANK([.$E31]));NOT(ISBLANK([.$D31]));NOT(ISBLANK([.$C31])));[.$F31]-[.$E31]+[.$D31]-[.$C31];&quot;&quot;)">
            <text:p/>
          </table:table-cell>
          <table:table-cell table:style-name="ce124" table:formula="of:=IF(ISNUMBER([.$G31]);[.G31]-[.$I$4];&quot;&quot;)">
            <text:p/>
          </table:table-cell>
          <table:table-cell table:style-name="ce133" table:formula="of:=IF(ISNUMBER([.$G31]);[.$I$5]*(HOUR([.$G31])+MINUTE([.$G31])/60);&quot;&quot;)">
            <text:p/>
          </table:table-cell>
          <table:table-cell table:style-name="ce136"/>
          <table:table-cell table:number-columns-repeated="1013"/>
        </table:table-row>
        <table:table-row table:style-name="ro2">
          <table:table-cell table:style-name="ce21" table:formula="of:=IFERROR(IF(DAY([.A31])&lt;=ORG.OPENOFFICE.DAYSINMONTH([.A31]) AND(MONTH([.A31]+1) = MONTH([.A31]));[.A31]+1;&quot;&quot;);&quot;&quot;)" office:value-type="date" office:date-value="2020-03-25" calcext:value-type="date">
            <text:p>25</text:p>
          </table:table-cell>
          <table:table-cell table:style-name="ce34" table:formula="of:=[.A32]" office:value-type="date" office:date-value="2020-03-25" calcext:value-type="date">
            <text:p>Mi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32]));NOT(ISBLANK([.$E32]));NOT(ISBLANK([.$D32]));NOT(ISBLANK([.$C32])));[.$F32]-[.$E32]+[.$D32]-[.$C32];&quot;&quot;)">
            <text:p/>
          </table:table-cell>
          <table:table-cell table:style-name="ce124" table:formula="of:=IF(ISNUMBER([.$G32]);[.G32]-[.$I$4];&quot;&quot;)">
            <text:p/>
          </table:table-cell>
          <table:table-cell table:style-name="ce133" table:formula="of:=IF(ISNUMBER([.$G32]);[.$I$5]*(HOUR([.$G32])+MINUTE([.$G32])/60);&quot;&quot;)">
            <text:p/>
          </table:table-cell>
          <table:table-cell table:style-name="ce136"/>
          <table:table-cell table:number-columns-repeated="1013"/>
        </table:table-row>
        <table:table-row table:style-name="ro2">
          <table:table-cell table:style-name="ce21" table:formula="of:=IFERROR(IF(DAY([.A32])&lt;=ORG.OPENOFFICE.DAYSINMONTH([.A32]) AND(MONTH([.A32]+1) = MONTH([.A32]));[.A32]+1;&quot;&quot;);&quot;&quot;)" office:value-type="date" office:date-value="2020-03-26" calcext:value-type="date">
            <text:p>26</text:p>
          </table:table-cell>
          <table:table-cell table:style-name="ce34" table:formula="of:=[.A33]" office:value-type="date" office:date-value="2020-03-26" calcext:value-type="date">
            <text:p>Do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33]));NOT(ISBLANK([.$E33]));NOT(ISBLANK([.$D33]));NOT(ISBLANK([.$C33])));[.$F33]-[.$E33]+[.$D33]-[.$C33];&quot;&quot;)">
            <text:p/>
          </table:table-cell>
          <table:table-cell table:style-name="ce124" table:formula="of:=IF(ISNUMBER([.$G33]);[.G33]-[.$I$4];&quot;&quot;)">
            <text:p/>
          </table:table-cell>
          <table:table-cell table:style-name="ce133" table:formula="of:=IF(ISNUMBER([.$G33]);[.$I$5]*(HOUR([.$G33])+MINUTE([.$G33])/60);&quot;&quot;)">
            <text:p/>
          </table:table-cell>
          <table:table-cell table:style-name="ce136"/>
          <table:table-cell table:number-columns-repeated="1013"/>
        </table:table-row>
        <table:table-row table:style-name="ro2">
          <table:table-cell table:style-name="ce21" table:formula="of:=IFERROR(IF(DAY([.A33])&lt;=ORG.OPENOFFICE.DAYSINMONTH([.A33]) AND(MONTH([.A33]+1) = MONTH([.A33]));[.A33]+1;&quot;&quot;);&quot;&quot;)" office:value-type="date" office:date-value="2020-03-27" calcext:value-type="date">
            <text:p>27</text:p>
          </table:table-cell>
          <table:table-cell table:style-name="ce34" table:formula="of:=[.A34]" office:value-type="date" office:date-value="2020-03-27" calcext:value-type="date">
            <text:p>Fr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34]));NOT(ISBLANK([.$E34]));NOT(ISBLANK([.$D34]));NOT(ISBLANK([.$C34])));[.$F34]-[.$E34]+[.$D34]-[.$C34];&quot;&quot;)">
            <text:p/>
          </table:table-cell>
          <table:table-cell table:style-name="ce124" table:formula="of:=IF(ISNUMBER([.$G34]);[.G34]-[.$I$4];&quot;&quot;)">
            <text:p/>
          </table:table-cell>
          <table:table-cell table:style-name="ce133" table:formula="of:=IF(ISNUMBER([.$G34]);[.$I$5]*(HOUR([.$G34])+MINUTE([.$G34])/60);&quot;&quot;)">
            <text:p/>
          </table:table-cell>
          <table:table-cell table:style-name="ce136"/>
          <table:table-cell table:number-columns-repeated="1013"/>
        </table:table-row>
        <table:table-row table:style-name="ro1">
          <table:table-cell table:style-name="ce21" table:formula="of:=IFERROR(IF(DAY([.A34])&lt;=ORG.OPENOFFICE.DAYSINMONTH([.A34]) AND(MONTH([.A34]+1) = MONTH([.A34]));[.A34]+1;&quot;&quot;);&quot;&quot;)" office:value-type="date" office:date-value="2020-03-28" calcext:value-type="date">
            <text:p>28</text:p>
          </table:table-cell>
          <table:table-cell table:style-name="ce34" table:formula="of:=[.A35]" office:value-type="date" office:date-value="2020-03-28" calcext:value-type="date">
            <text:p>Sa</text:p>
          </table:table-cell>
          <table:table-cell table:style-name="ce42"/>
          <table:table-cell table:style-name="ce103"/>
          <table:table-cell table:style-name="ce109"/>
          <table:table-cell table:style-name="ce113"/>
          <table:table-cell table:style-name="ce119" table:formula="of:=IF(AND(NOT(ISBLANK([.$F35]));NOT(ISBLANK([.$E35]));NOT(ISBLANK([.$D35]));NOT(ISBLANK([.$C35])));[.$F35]-[.$E35]+[.$D35]-[.$C35];&quot;&quot;)">
            <text:p/>
          </table:table-cell>
          <table:table-cell table:style-name="ce124" table:formula="of:=IF(ISNUMBER([.$G35]);[.G35]-[.$I$4];&quot;&quot;)">
            <text:p/>
          </table:table-cell>
          <table:table-cell table:style-name="ce133" table:formula="of:=IF(ISNUMBER([.$G35]);[.$I$5]*(HOUR([.$G35])+MINUTE([.$G35])/60);&quot;&quot;)">
            <text:p/>
          </table:table-cell>
          <table:table-cell table:style-name="ce136"/>
          <table:table-cell table:number-columns-repeated="1013"/>
        </table:table-row>
        <table:table-row table:style-name="ro1">
          <table:table-cell table:style-name="ce21" table:formula="of:=IFERROR(IF(DAY([.A35])&lt;=ORG.OPENOFFICE.DAYSINMONTH([.A35]) AND(MONTH([.A35]+1) = MONTH([.A35]));[.A35]+1;&quot;&quot;);&quot;&quot;)" office:value-type="date" office:date-value="2020-03-29" calcext:value-type="date">
            <text:p>29</text:p>
          </table:table-cell>
          <table:table-cell table:style-name="ce34" table:formula="of:=[.A36]" office:value-type="date" office:date-value="2020-03-29" calcext:value-type="date">
            <text:p>So</text:p>
          </table:table-cell>
          <table:table-cell table:style-name="ce42"/>
          <table:table-cell table:style-name="ce106"/>
          <table:table-cell table:style-name="ce109"/>
          <table:table-cell table:style-name="ce113"/>
          <table:table-cell table:style-name="ce119" table:formula="of:=IF(AND(NOT(ISBLANK([.$F36]));NOT(ISBLANK([.$E36]));NOT(ISBLANK([.$D36]));NOT(ISBLANK([.$C36])));[.$F36]-[.$E36]+[.$D36]-[.$C36];&quot;&quot;)">
            <text:p/>
          </table:table-cell>
          <table:table-cell table:style-name="ce124" table:formula="of:=IF(ISNUMBER([.$G36]);[.G36]-[.$I$4];&quot;&quot;)">
            <text:p/>
          </table:table-cell>
          <table:table-cell table:style-name="ce133" table:formula="of:=IF(ISNUMBER([.$G36]);[.$I$5]*(HOUR([.$G36])+MINUTE([.$G36])/60);&quot;&quot;)">
            <text:p/>
          </table:table-cell>
          <table:table-cell table:style-name="ce136"/>
          <table:table-cell table:number-columns-repeated="1013"/>
        </table:table-row>
        <table:table-row table:style-name="ro2">
          <table:table-cell table:style-name="ce21" table:formula="of:=IFERROR(IF(DAY([.A36])&lt;=ORG.OPENOFFICE.DAYSINMONTH([.A36]) AND(MONTH([.A36]+1) = MONTH([.A36]));[.A36]+1;&quot;&quot;);&quot;&quot;)" office:value-type="date" office:date-value="2020-03-30" calcext:value-type="date">
            <text:p>30</text:p>
          </table:table-cell>
          <table:table-cell table:style-name="ce34" table:formula="of:=[.A37]" office:value-type="date" office:date-value="2020-03-30" calcext:value-type="date">
            <text:p>Mo</text:p>
          </table:table-cell>
          <table:table-cell table:style-name="ce42"/>
          <table:table-cell table:style-name="ce106"/>
          <table:table-cell table:style-name="ce109"/>
          <table:table-cell table:style-name="ce113"/>
          <table:table-cell table:style-name="ce119" table:formula="of:=IF(AND(NOT(ISBLANK([.$F37]));NOT(ISBLANK([.$E37]));NOT(ISBLANK([.$D37]));NOT(ISBLANK([.$C37])));[.$F37]-[.$E37]+[.$D37]-[.$C37];&quot;&quot;)">
            <text:p/>
          </table:table-cell>
          <table:table-cell table:style-name="ce124" table:formula="of:=IF(ISNUMBER([.$G37]);[.G37]-[.$I$4];&quot;&quot;)">
            <text:p/>
          </table:table-cell>
          <table:table-cell table:style-name="ce133" table:formula="of:=IF(ISNUMBER([.$G37]);[.$I$5]*(HOUR([.$G37])+MINUTE([.$G37])/60);&quot;&quot;)">
            <text:p/>
          </table:table-cell>
          <table:table-cell table:style-name="ce136"/>
          <table:table-cell table:number-columns-repeated="1013"/>
        </table:table-row>
        <table:table-row table:style-name="ro2">
          <table:table-cell table:style-name="ce23" table:formula="of:=IFERROR(IF(DAY([.A37])&lt;=ORG.OPENOFFICE.DAYSINMONTH([.A37]) AND(MONTH([.A37]+1) = MONTH([.A37]));[.A37]+1;&quot;&quot;);&quot;&quot;)" office:value-type="date" office:date-value="2020-03-31" calcext:value-type="date">
            <text:p>31</text:p>
          </table:table-cell>
          <table:table-cell table:style-name="ce35" table:formula="of:=[.A38]" office:value-type="date" office:date-value="2020-03-31" calcext:value-type="date">
            <text:p>Di</text:p>
          </table:table-cell>
          <table:table-cell table:style-name="ce47"/>
          <table:table-cell table:style-name="ce107"/>
          <table:table-cell table:style-name="ce112"/>
          <table:table-cell table:style-name="ce116"/>
          <table:table-cell table:style-name="ce120" table:formula="of:=IF(AND(NOT(ISBLANK([.$F38]));NOT(ISBLANK([.$E38]));NOT(ISBLANK([.$D38]));NOT(ISBLANK([.$C38])));[.$F38]-[.$E38]+[.$D38]-[.$C38];&quot;&quot;)">
            <text:p/>
          </table:table-cell>
          <table:table-cell table:style-name="ce125" table:formula="of:=IF(ISNUMBER([.$G38]);[.G38]-[.$I$4];&quot;&quot;)">
            <text:p/>
          </table:table-cell>
          <table:table-cell table:style-name="ce134" table:formula="of:=IF(ISNUMBER([.$G38]);[.$I$5]*(HOUR([.$G38])+MINUTE([.$G38])/60);&quot;&quot;)">
            <text:p/>
          </table:table-cell>
          <table:table-cell table:style-name="ce136"/>
          <table:table-cell table:number-columns-repeated="1013"/>
        </table:table-row>
        <table:table-row table:style-name="ro3">
          <table:table-cell table:style-name="ce24"/>
          <table:table-cell table:style-name="ce36"/>
          <table:table-cell table:style-name="ce57" table:number-columns-repeated="7"/>
          <table:table-cell table:number-columns-repeated="1014"/>
        </table:table-row>
        <table:table-row table:style-name="ro1">
          <table:table-cell table:style-name="ce25" office:value-type="string" calcext:value-type="string" table:number-columns-spanned="6" table:number-rows-spanned="1">
            <text:p>Gesamt</text:p>
          </table:table-cell>
          <table:covered-table-cell table:style-name="ce37"/>
          <table:covered-table-cell table:style-name="ce77"/>
          <table:covered-table-cell table:number-columns-repeated="3" table:style-name="ce108"/>
          <table:table-cell table:style-name="ce121" table:formula="of:=SUM([.G8:.G38])" office:value-type="time" office:time-value="PT48H45M00S" calcext:value-type="time">
            <text:p>48:45</text:p>
          </table:table-cell>
          <table:table-cell table:style-name="ce126" table:formula="of:=SUM([.H8:.H38])" office:value-type="time" office:time-value="PT00H45M00S" calcext:value-type="time">
            <text:p>00:45</text:p>
          </table:table-cell>
          <table:table-cell table:style-name="ce135" table:formula="of:=SUM([.I8:.I38])" office:value-type="float" office:value="2193.75" calcext:value-type="float">
            <text:p>2193,75</text:p>
          </table:table-cell>
          <table:table-cell table:number-columns-repeated="1014"/>
        </table:table-row>
        <table:table-row table:style-name="ro1" table:number-rows-repeated="4">
          <table:table-cell table:style-name="ce26"/>
          <table:table-cell table:style-name="ce38"/>
          <table:table-cell table:number-columns-repeated="1021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Tabelle1.B10:Tabelle1.B10 Tabelle1.B13:Tabelle1.B13 Tabelle1.B11:Tabelle1.E12 Tabelle1.A38:Tabelle1.E38 Tabelle1.B14:Tabelle1.E37 Tabelle1.B9:Tabelle1.E9">
            <calcext:condition calcext:apply-style-name="Accent 3" calcext:value="formula-is(WEEKDAY([.$B9];2)&gt;5)" calcext:base-cell-address="Tabelle1.A9"/>
          </calcext:conditional-format>
          <calcext:conditional-format calcext:target-range-address="Tabelle1.C10:Tabelle1.C10">
            <calcext:condition calcext:apply-style-name="Accent 3" calcext:value="formula-is(WEEKDAY([.$B10];2)&gt;5)" calcext:base-cell-address="Tabelle1.C10"/>
          </calcext:conditional-format>
          <calcext:conditional-format calcext:target-range-address="Tabelle1.D10:Tabelle1.D10">
            <calcext:condition calcext:apply-style-name="Accent 3" calcext:value="formula-is(WEEKDAY([.$B10];2)&gt;5)" calcext:base-cell-address="Tabelle1.D10"/>
          </calcext:conditional-format>
          <calcext:conditional-format calcext:target-range-address="Tabelle1.E10:Tabelle1.E10">
            <calcext:condition calcext:apply-style-name="Accent 3" calcext:value="formula-is(WEEKDAY([.$B10];2)&gt;5)" calcext:base-cell-address="Tabelle1.E10"/>
          </calcext:conditional-format>
          <calcext:conditional-format calcext:target-range-address="Tabelle1.C13:Tabelle1.C13">
            <calcext:condition calcext:apply-style-name="Accent 3" calcext:value="formula-is(WEEKDAY([.$B13];2)&gt;5)" calcext:base-cell-address="Tabelle1.C13"/>
          </calcext:conditional-format>
          <calcext:conditional-format calcext:target-range-address="Tabelle1.D13:Tabelle1.D13">
            <calcext:condition calcext:apply-style-name="Accent 3" calcext:value="formula-is(WEEKDAY([.$B13];2)&gt;5)" calcext:base-cell-address="Tabelle1.D13"/>
          </calcext:conditional-format>
          <calcext:conditional-format calcext:target-range-address="Tabelle1.E13:Tabelle1.E13">
            <calcext:condition calcext:apply-style-name="Accent 3" calcext:value="formula-is(WEEKDAY([.$B13];2)&gt;5)" calcext:base-cell-address="Tabelle1.E13"/>
          </calcext:conditional-format>
          <calcext:conditional-format calcext:target-range-address="Tabelle1.A9:Tabelle1.A37">
            <calcext:condition calcext:apply-style-name="Accent 3" calcext:value="formula-is(WEEKDAY([.$B9];2)&gt;5)" calcext:base-cell-address="Tabelle1.A9"/>
          </calcext:conditional-format>
          <calcext:conditional-format calcext:target-range-address="Tabelle1.A9:Tabelle1.A9">
            <calcext:condition calcext:apply-style-name="Accent 3" calcext:value="formula-is(WEEKDAY([.$B9];2)&gt;5)" calcext:base-cell-address="Tabelle1.A9"/>
          </calcext:conditional-format>
          <calcext:conditional-format calcext:target-range-address="Tabelle1.A9:Tabelle1.A9">
            <calcext:condition calcext:apply-style-name="Accent 3" calcext:value="formula-is(WEEKDAY([.$B9];2)&gt;5)" calcext:base-cell-address="Tabelle1.A9"/>
          </calcext:conditional-format>
          <calcext:conditional-format calcext:target-range-address="Tabelle1.F9:Tabelle1.F9 Tabelle1.F11:Tabelle1.F12 Tabelle1.F14:Tabelle1.F38">
            <calcext:condition calcext:apply-style-name="Accent 3" calcext:value="formula-is(WEEKDAY([.$B9];2)&gt;5)" calcext:base-cell-address="Tabelle1.F9"/>
          </calcext:conditional-format>
          <calcext:conditional-format calcext:target-range-address="Tabelle1.F10:Tabelle1.F10">
            <calcext:condition calcext:apply-style-name="Accent 3" calcext:value="formula-is(WEEKDAY([.$B10];2)&gt;5)" calcext:base-cell-address="Tabelle1.F10"/>
          </calcext:conditional-format>
          <calcext:conditional-format calcext:target-range-address="Tabelle1.F13:Tabelle1.F13">
            <calcext:condition calcext:apply-style-name="Accent 3" calcext:value="formula-is(WEEKDAY([.$B13];2)&gt;5)" calcext:base-cell-address="Tabelle1.F13"/>
          </calcext:conditional-format>
          <calcext:conditional-format calcext:target-range-address="Tabelle1.H40:Tabelle1.H40">
            <calcext:condition calcext:apply-style-name="Bad" calcext:value="&lt;0" calcext:base-cell-address="Tabelle1.H40"/>
            <calcext:condition calcext:apply-style-name="Good" calcext:value="&gt;0" calcext:base-cell-address="Tabelle1.H40"/>
          </calcext:conditional-format>
          <calcext:conditional-format calcext:target-range-address="Tabelle1.G9:Tabelle1.H38">
            <calcext:condition calcext:apply-style-name="Accent 3" calcext:value="formula-is(WEEKDAY([.$B9];2)&gt;5)" calcext:base-cell-address="Tabelle1.G9"/>
          </calcext:conditional-format>
          <calcext:conditional-format calcext:target-range-address="Tabelle1.I9:Tabelle1.I38">
            <calcext:condition calcext:apply-style-name="Accent 3" calcext:value="formula-is(WEEKDAY([.$B9];2)&gt;5)" calcext:base-cell-address="Tabelle1.I9"/>
          </calcext:conditional-format>
          <calcext:conditional-format calcext:target-range-address="Tabelle1.B8:Tabelle1.F8">
            <calcext:condition calcext:apply-style-name="Accent 3" calcext:value="formula-is(WEEKDAY([.$B8];2)&gt;5)" calcext:base-cell-address="Tabelle1.B8"/>
          </calcext:conditional-format>
          <calcext:conditional-format calcext:target-range-address="Tabelle1.A8:Tabelle1.A8">
            <calcext:condition calcext:apply-style-name="Accent 3" calcext:value="formula-is(WEEKDAY([.$B8];2)&gt;5)" calcext:base-cell-address="Tabelle1.A8"/>
          </calcext:conditional-format>
          <calcext:conditional-format calcext:target-range-address="Tabelle1.G8:Tabelle1.H8">
            <calcext:condition calcext:apply-style-name="Accent 3" calcext:value="formula-is(WEEKDAY([.$B8];2)&gt;5)" calcext:base-cell-address="Tabelle1.G8"/>
          </calcext:conditional-format>
          <calcext:conditional-format calcext:target-range-address="Tabelle1.I8:Tabelle1.I8">
            <calcext:condition calcext:apply-style-name="Accent 3" calcext:value="formula-is(WEEKDAY([.$B8];2)&gt;5)" calcext:base-cell-address="Tabelle1.I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" svg:font-family="Gentium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</number:date-style>
    <number:date-style style:name="N108">
      <number:day number:style="long"/>
    </number:date-style>
    <number:time-style style:name="N109" number:truncate-on-overflow="false">
      <number:hours number:style="long"/>
      <number:text>:</number:text>
      <number:minutes number:style="long"/>
    </number:time-style>
    <number:date-style style:name="N110">
      <number:year number:style="long"/>
    </number:dat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.00.0000</text:date>, <text:time style:data-style-name="N2" text:time-value="20:53:26.78007620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2:26:26.472907314</meta:creation-date>
    <dc:date>2020-03-09T20:54:01.093312195</dc:date>
    <meta:editing-duration>PT41M46S</meta:editing-duration>
    <meta:editing-cycles>11</meta:editing-cycles>
    <meta:generator>LibreOffice/6.0.7.3$Linux_X86_64 LibreOffice_project/00m0$Build-3</meta:generator>
    <meta:document-statistic meta:table-count="1" meta:cell-count="200" meta:object-count="0"/>
  </office:meta>
</office:document-meta>
</file>